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34000069D50000865C91A0B7B6B124F4A8.wmf" manifest:media-type="image/x-wmf"/>
  <manifest:file-entry manifest:full-path="Pictures/20000038000069D50000920A219654E60F179B15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pitch="variable" style:font-charset="x-symbol"/>
    <style:font-face style:name="Noto Sans CJK SC Regular2" svg:font-family="'Noto Sans CJK SC Regular'" style:font-pitch="variable" style:font-charset="x-symbol"/>
    <style:font-face style:name="Wingdings" svg:font-family="Wingdings" style:font-pitch="variable" style:font-charset="x-symbol"/>
    <style:font-face style:name="Arial1" svg:font-family="Arial" style:font-pitch="variable"/>
    <style:font-face style:name="DejaVu Sans1" svg:font-family="'DejaVu Sans'" style:font-pitch="variable"/>
    <style:font-face style:name="Noto Sans CJK SC Regular1" svg:font-family="'Noto Sans CJK SC Regular'" style:font-pitch="variable"/>
    <style:font-face style:name="Adobe Caslon Pro" svg:font-family="'Adobe Caslon Pro'" style:font-family-generic="roma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Bradley Hand ITC" svg:font-family="'Bradley Hand ITC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bbe0e3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4.614cm" fo:min-width="17.272cm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4.614cm" fo:min-width="17.272cm" fo:padding-top="0.127cm" fo:padding-bottom="0.127cm" fo:padding-left="0.254cm" fo:padding-right="0.254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6.731cm" fo:min-width="5.842cm" fo:padding-top="0.127cm" fo:padding-bottom="0.127cm" fo:padding-left="0.254cm" fo:padding-right="0.254cm" fo:wrap-option="wrap" draw:shadow-color="#808080"/>
    </style:style>
    <style:style style:name="gr9" style:family="graphic" style:parent-style-name="standard">
      <style:graphic-properties draw:stroke="solid" svg:stroke-width="0.212cm" svg:stroke-color="#da5800" svg:stroke-opacity="100%" draw:stroke-linejoin="miter" svg:stroke-linecap="square" draw:fill="solid" draw:fill-color="#ff6600" draw:textarea-horizontal-align="left" draw:textarea-vertical-align="middle" draw:auto-grow-height="false" fo:min-height="5.878cm" fo:min-width="5.938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18cm" fo:min-width="22.352cm" fo:padding-top="0.127cm" fo:padding-bottom="0.127cm" fo:padding-left="0.254cm" fo:padding-right="0.254cm" fo:wrap-option="wrap" draw:shadow-color="#808080"/>
    </style:style>
    <style:style style:name="gr14" style:family="graphic" style:parent-style-name="standard">
      <style:graphic-properties draw:stroke="solid" svg:stroke-width="0.159cm" svg:stroke-color="#b90703" svg:stroke-opacity="100%" draw:stroke-linejoin="miter" svg:stroke-linecap="square" draw:fill="solid" draw:fill-color="#ff0000" draw:textarea-horizontal-align="left" draw:textarea-vertical-align="middle" draw:auto-grow-height="false" fo:min-height="2.434cm" fo:min-width="2.344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159cm" svg:stroke-color="#4c4cc4" svg:stroke-opacity="100%" draw:stroke-linejoin="miter" svg:stroke-linecap="square" draw:fill="solid" draw:fill-color="#333399" draw:textarea-horizontal-align="left" draw:textarea-vertical-align="middle" draw:auto-grow-height="false" fo:min-height="0.728cm" fo:min-width="1.088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159cm" svg:stroke-color="#ff8029" svg:stroke-opacity="100%" draw:stroke-linejoin="miter" svg:stroke-linecap="square" draw:fill="solid" draw:fill-color="#ff6600" draw:textarea-horizontal-align="left" draw:textarea-vertical-align="middle" draw:auto-grow-height="false" fo:min-height="1.536cm" fo:min-width="1.296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min-height="3.345cm" fo:min-width="22.352cm" fo:padding-top="0.127cm" fo:padding-bottom="0.127cm" fo:padding-left="0.254cm" fo:padding-right="0.254cm" fo:wrap-option="wrap" draw:shadow-color="#808080"/>
    </style:style>
    <style:style style:name="gr19" style:family="graphic" style:parent-style-name="standard" style:list-style-name="L6">
      <style:graphic-properties draw:stroke="solid" svg:stroke-width="0.212cm" svg:stroke-color="#000000" svg:stroke-opacity="100%" draw:stroke-linejoin="miter" svg:stroke-linecap="square" draw:fill="none" draw:fill-color="#ffffff" draw:textarea-horizontal-align="justify" draw:textarea-vertical-align="top" draw:auto-grow-height="false" fo:min-height="12.234cm" fo:min-width="22.352cm" fo:padding-top="0.127cm" fo:padding-bottom="0.127cm" fo:padding-left="0.254cm" fo:padding-right="0.254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8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2.318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2.318cm" fo:min-width="22.352cm" fo:padding-top="0.127cm" fo:padding-bottom="0.127cm" fo:padding-left="0.254cm" fo:padding-right="0.254cm" fo:wrap-option="wrap" draw:shadow-color="#808080"/>
    </style:style>
    <style:style style:name="gr2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2.318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5.037cm" fo:min-width="22.564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9.906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8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293cm" fo:min-width="22.35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1.26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>
      <style:graphic-properties draw:stroke="solid" svg:stroke-width="0.159cm" svg:stroke-color="#ff8029" svg:stroke-opacity="100%" draw:stroke-linejoin="miter" svg:stroke-linecap="square" draw:fill="solid" draw:fill-color="#ff6600" draw:textarea-horizontal-align="left" draw:textarea-vertical-align="middle" draw:auto-grow-height="false" fo:min-height="2.883cm" fo:min-width="2.643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solid" svg:stroke-width="0.071cm" svg:stroke-color="#89a4a7" svg:stroke-opacity="100%" draw:stroke-linejoin="miter" svg:stroke-linecap="square" draw:fill="solid" draw:fill-color="#bbe0e3" draw:textarea-horizontal-align="left" draw:textarea-vertical-align="middle" draw:auto-grow-height="false" fo:min-height="2.915cm" fo:min-width="5.85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.106cm" svg:stroke-color="#ffffff" svg:stroke-opacity="100%" draw:stroke-linejoin="miter" svg:stroke-linecap="square" draw:fill="solid" draw:fill-color="#000000" draw:textarea-horizontal-align="left" draw:textarea-vertical-align="middle" draw:auto-grow-height="false" fo:min-height="0.417cm" fo:min-width="0.099cm" fo:padding-top="0.13cm" fo:padding-bottom="0.13cm" fo:padding-left="0.25cm" fo:padding-right="0.25cm" fo:wrap-option="no-wrap" draw:shadow="visible" draw:shadow-offset-x="0cm" draw:shadow-offset-y="0.056cm" draw:shadow-color="#000000" draw:shadow-opacity="38%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318cm" fo:min-width="22.352cm" fo:padding-top="0.127cm" fo:padding-bottom="0.127cm" fo:padding-left="0.254cm" fo:padding-right="0.254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13.164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4.469cm" fo:padding-top="0.127cm" fo:padding-bottom="0.127cm" fo:padding-left="0.254cm" fo:padding-right="0.254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2.318cm" fo:min-width="22.352cm" fo:padding-top="0.127cm" fo:padding-bottom="0.127cm" fo:padding-left="0.254cm" fo:padding-right="0.254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4.469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3.165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min-height="12.318cm" fo:min-width="22.352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="solid" draw:fill-color="#ff6600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705cm" fo:margin-bottom="0cm" fo:line-height="100%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.705cm" fo:margin-bottom="0cm" fo:line-height="100%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6" style:family="paragraph">
      <style:paragraph-properties fo:margin-left="0.952cm" fo:margin-right="0cm" fo:margin-top="0.282cm" fo:margin-bottom="0cm" fo:text-indent="-0.944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ff0000"/>
      <style:paragraph-properties style:writing-mode="lr-tb" style:font-independent-line-spacing="true"/>
    </style:style>
    <style:style style:name="P19" style:family="paragraph">
      <loext:graphic-properties draw:fill="solid" draw:fill-color="#333399"/>
      <style:paragraph-properties style:writing-mode="lr-tb" style:font-independent-line-spacing="true"/>
    </style:style>
    <style:style style:name="P20" style:family="paragraph">
      <style:paragraph-properties fo:margin-left="0.952cm" fo:margin-right="0cm" fo:margin-top="0.246cm" fo:margin-bottom="0cm" fo:line-height="90%" fo:text-align="start" fo:text-indent="-0.944cm" style:punctuation-wrap="hanging" style:line-break="strict">
        <style:tab-stops>
          <style:tab-stop style:position="0cm"/>
          <style:tab-stop style:position="1.578cm"/>
          <style:tab-stop style:position="4.118cm"/>
          <style:tab-stop style:position="6.658cm"/>
          <style:tab-stop style:position="9.198cm"/>
          <style:tab-stop style:position="11.738cm"/>
          <style:tab-stop style:position="14.278cm"/>
          <style:tab-stop style:position="16.818cm"/>
          <style:tab-stop style:position="19.358cm"/>
          <style:tab-stop style:position="21.898cm"/>
          <style:tab-stop style:position="24.438cm"/>
          <style:tab-stop style:position="26.978cm"/>
          <style:tab-stop style:position="26.983cm"/>
          <style:tab-stop style:position="28.253cm"/>
          <style:tab-stop style:position="28.257cm"/>
        </style:tab-stops>
      </style:paragraph-properties>
    </style:style>
    <style:style style:name="P21" style:family="paragraph">
      <style:paragraph-properties fo:margin-left="0.952cm" fo:margin-right="0cm" fo:margin-top="0.158cm" fo:margin-bottom="0cm" fo:line-height="90%" fo:text-align="start" fo:text-indent="-0.944cm" style:punctuation-wrap="hanging" style:line-break="strict"/>
    </style:style>
    <style:style style:name="P22" style:family="paragraph">
      <loext:graphic-properties draw:fill="none" draw:fill-color="#ffffff"/>
      <style:paragraph-properties fo:margin-left="0.952cm" fo:margin-right="0cm" fo:margin-top="0.246cm" fo:margin-bottom="0cm" fo:line-height="90%" fo:text-align="start" fo:text-indent="-0.944cm" style:punctuation-wrap="hanging" style:line-break="strict" style:writing-mode="lr-tb" style:font-independent-line-spacing="true">
        <style:tab-stops>
          <style:tab-stop style:position="0cm"/>
          <style:tab-stop style:position="1.578cm"/>
          <style:tab-stop style:position="4.118cm"/>
          <style:tab-stop style:position="6.658cm"/>
          <style:tab-stop style:position="9.198cm"/>
          <style:tab-stop style:position="11.738cm"/>
          <style:tab-stop style:position="14.278cm"/>
          <style:tab-stop style:position="16.818cm"/>
          <style:tab-stop style:position="19.358cm"/>
          <style:tab-stop style:position="21.898cm"/>
          <style:tab-stop style:position="24.438cm"/>
          <style:tab-stop style:position="26.978cm"/>
          <style:tab-stop style:position="26.983cm"/>
          <style:tab-stop style:position="28.253cm"/>
          <style:tab-stop style:position="28.257cm"/>
        </style:tab-stops>
      </style:paragraph-properties>
    </style:style>
    <style:style style:name="P23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24" style:family="paragraph">
      <style:paragraph-properties fo:margin-left="0.952cm" fo:margin-right="0cm" fo:margin-top="0.176cm" fo:margin-bottom="0cm" fo:text-indent="-0.944cm" style:punctuation-wrap="hanging" style:line-break="strict"/>
    </style:style>
    <style:style style:name="P25" style:family="paragraph">
      <style:paragraph-properties fo:margin-left="0.952cm" fo:margin-right="0cm" fo:margin-top="0.246cm" fo:margin-bottom="0cm" fo:text-indent="-0.944cm" style:punctuation-wrap="hanging" style:line-break="strict"/>
    </style:style>
    <style:style style:name="P26" style:family="paragraph">
      <style:paragraph-properties fo:margin-left="0.952cm" fo:margin-right="0cm" fo:margin-top="0.141cm" fo:margin-bottom="0cm" fo:text-indent="-0.944cm" style:punctuation-wrap="hanging" style:line-break="strict"/>
    </style:style>
    <style:style style:name="P2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8" style:family="paragraph">
      <style:paragraph-properties fo:margin-left="0.952cm" fo:margin-right="0cm" fo:margin-top="0.246cm" fo:margin-bottom="0cm" fo:text-align="start" fo:text-indent="-0.944cm" style:punctuation-wrap="hanging" style:line-break="strict">
        <style:tab-stops>
          <style:tab-stop style:position="0cm"/>
          <style:tab-stop style:position="1.261cm"/>
          <style:tab-stop style:position="2.531cm"/>
          <style:tab-stop style:position="3.801cm"/>
          <style:tab-stop style:position="5.071cm"/>
          <style:tab-stop style:position="6.341cm"/>
          <style:tab-stop style:position="7.611cm"/>
          <style:tab-stop style:position="8.881cm"/>
          <style:tab-stop style:position="10.151cm"/>
          <style:tab-stop style:position="11.421cm"/>
          <style:tab-stop style:position="12.691cm"/>
          <style:tab-stop style:position="13.961cm"/>
          <style:tab-stop style:position="15.231cm"/>
          <style:tab-stop style:position="16.501cm"/>
          <style:tab-stop style:position="17.771cm"/>
          <style:tab-stop style:position="19.041cm"/>
          <style:tab-stop style:position="20.311cm"/>
          <style:tab-stop style:position="21.581cm"/>
          <style:tab-stop style:position="22.851cm"/>
          <style:tab-stop style:position="24.121cm"/>
          <style:tab-stop style:position="25.391cm"/>
          <style:tab-stop style:position="25.717cm"/>
          <style:tab-stop style:position="26.987cm"/>
          <style:tab-stop style:position="28.257cm"/>
          <style:tab-stop style:position="1759743.536cm"/>
        </style:tab-stops>
      </style:paragraph-properties>
    </style:style>
    <style:style style:name="P29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30" style:family="paragraph">
      <loext:graphic-properties draw:fill="none" draw:fill-color="#ffffff"/>
      <style:paragraph-properties fo:margin-left="0cm" fo:margin-right="0cm" fo:margin-top="0.211cm" fo:margin-bottom="0cm" fo:text-indent="0cm" style:punctuation-wrap="hanging" style:line-break="strict" style:writing-mode="lr-tb" style:font-independent-line-spacing="true"/>
    </style:style>
    <style:style style:name="P31" style:family="paragraph">
      <style:paragraph-properties fo:margin-left="0.648cm" fo:margin-right="0cm" fo:margin-top="0.22cm" fo:margin-bottom="0cm" fo:text-indent="-0.64cm" style:punctuation-wrap="hanging" style:line-break="strict"/>
    </style:style>
    <style:style style:name="P32" style:family="paragraph">
      <style:paragraph-properties fo:margin-left="0.648cm" fo:margin-right="0cm" fo:margin-top="0.246cm" fo:margin-bottom="0cm" fo:text-indent="-0.64cm" style:punctuation-wrap="hanging" style:line-break="strict"/>
    </style:style>
    <style:style style:name="P33" style:family="paragraph">
      <style:paragraph-properties fo:margin-left="0.648cm" fo:margin-right="0cm" fo:margin-top="0.22cm" fo:margin-bottom="0cm" fo:text-align="start" fo:text-indent="-0.64cm" style:punctuation-wrap="hanging" style:line-break="strict">
        <style:tab-stops>
          <style:tab-stop style:position="0cm"/>
          <style:tab-stop style:position="1.261cm"/>
          <style:tab-stop style:position="2.531cm"/>
          <style:tab-stop style:position="3.801cm"/>
          <style:tab-stop style:position="5.071cm"/>
          <style:tab-stop style:position="6.341cm"/>
          <style:tab-stop style:position="7.611cm"/>
          <style:tab-stop style:position="8.881cm"/>
          <style:tab-stop style:position="10.151cm"/>
          <style:tab-stop style:position="11.421cm"/>
          <style:tab-stop style:position="12.691cm"/>
          <style:tab-stop style:position="13.961cm"/>
          <style:tab-stop style:position="15.231cm"/>
          <style:tab-stop style:position="16.501cm"/>
          <style:tab-stop style:position="17.771cm"/>
          <style:tab-stop style:position="19.041cm"/>
          <style:tab-stop style:position="20.311cm"/>
          <style:tab-stop style:position="21.581cm"/>
          <style:tab-stop style:position="22.851cm"/>
          <style:tab-stop style:position="24.121cm"/>
          <style:tab-stop style:position="25.391cm"/>
          <style:tab-stop style:position="26.021cm"/>
          <style:tab-stop style:position="27.291cm"/>
          <style:tab-stop style:position="28.561cm"/>
          <style:tab-stop style:position="1759743.536cm"/>
        </style:tab-stops>
      </style:paragraph-properties>
    </style:style>
    <style:style style:name="P34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35" style:family="paragraph">
      <loext:graphic-properties draw:fill="none" draw:fill-color="#ffffff"/>
      <style:paragraph-properties fo:margin-left="0.952cm" fo:margin-right="0cm" fo:margin-top="0.282cm" fo:margin-bottom="0cm" fo:text-indent="-0.944cm" style:punctuation-wrap="hanging" style:line-break="strict" style:writing-mode="lr-tb" style:font-independent-line-spacing="true"/>
    </style:style>
    <style:style style:name="P36" style:family="paragraph">
      <loext:graphic-properties draw:fill="none" draw:fill-color="#ffffff"/>
      <style:paragraph-properties fo:text-align="center" style:writing-mode="lr-tb"/>
    </style:style>
    <style:style style:name="P37" style:family="paragraph">
      <style:paragraph-properties fo:margin-left="0.952cm" fo:margin-right="0cm" fo:margin-top="0.246cm" fo:margin-bottom="0cm" fo:line-height="80%" fo:text-indent="-0.944cm" style:punctuation-wrap="hanging" style:line-break="strict"/>
    </style:style>
    <style:style style:name="P38" style:family="paragraph">
      <style:paragraph-properties fo:margin-left="0.952cm" fo:margin-right="0cm" fo:margin-top="0.246cm" fo:margin-bottom="0cm" fo:line-height="80%" fo:text-align="start" fo:text-indent="-0.944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39" style:family="paragraph">
      <style:paragraph-properties fo:margin-left="0.952cm" fo:margin-right="0cm" fo:margin-top="0.246cm" fo:margin-bottom="0cm" fo:line-height="80%" fo:text-align="start" fo:text-indent="-0.944cm" style:punctuation-wrap="hanging" style:line-break="strict"/>
    </style:style>
    <style:style style:name="P40" style:family="paragraph">
      <loext:graphic-properties draw:fill="none" draw:fill-color="#ffffff"/>
      <style:paragraph-properties fo:margin-left="0.952cm" fo:margin-right="0cm" fo:margin-top="0.246cm" fo:margin-bottom="0cm" fo:line-height="80%" fo:text-indent="-0.944cm" style:punctuation-wrap="hanging" style:line-break="strict" style:writing-mode="lr-tb" style:font-independent-line-spacing="true"/>
    </style:style>
    <style:style style:name="P41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42" style:family="paragraph">
      <loext:graphic-properties draw:fill="none" draw:fill-color="#ffffff"/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</style:style>
    <style:style style:name="P43" style:family="paragraph">
      <style:paragraph-properties fo:margin-left="0.948cm" fo:margin-right="0cm" fo:margin-top="0.282cm" fo:margin-bottom="0cm" fo:text-indent="-0.944cm" style:punctuation-wrap="hanging" style:line-break="strict"/>
    </style:style>
    <style:style style:name="P44" style:family="paragraph">
      <style:paragraph-properties fo:margin-left="0.952cm" fo:margin-right="0cm" fo:margin-top="0.141cm" fo:margin-bottom="0cm" fo:line-height="80%" fo:text-indent="-0.944cm" style:punctuation-wrap="hanging" style:line-break="strict"/>
    </style:style>
    <style:style style:name="P45" style:family="paragraph">
      <style:paragraph-properties fo:margin-left="0.952cm" fo:margin-right="0cm" fo:margin-top="0.211cm" fo:margin-bottom="0cm" fo:line-height="80%" fo:text-align="center" fo:text-indent="-0.944cm" style:punctuation-wrap="hanging" style:line-break="strict"/>
    </style:style>
    <style:style style:name="P46" style:family="paragraph">
      <style:paragraph-properties fo:margin-left="0.952cm" fo:margin-right="0cm" fo:margin-top="0.141cm" fo:margin-bottom="0cm" fo:line-height="80%" fo:text-align="center" fo:text-indent="-0.944cm" style:punctuation-wrap="hanging" style:line-break="strict"/>
    </style:style>
    <style:style style:name="P47" style:family="paragraph">
      <style:paragraph-properties fo:margin-left="0.952cm" fo:margin-right="0cm" fo:margin-top="0.211cm" fo:margin-bottom="0cm" fo:line-height="80%" fo:text-align="start" fo:text-indent="-0.944cm" style:punctuation-wrap="hanging" style:line-break="strict"/>
    </style:style>
    <style:style style:name="P48" style:family="paragraph">
      <style:paragraph-properties fo:margin-left="0cm" fo:margin-right="0cm" fo:margin-top="0.211cm" fo:margin-bottom="0cm" fo:line-height="80%" fo:text-align="start" fo:text-indent="0cm" style:punctuation-wrap="hanging" style:line-break="strict"/>
    </style:style>
    <style:style style:name="P49" style:family="paragraph">
      <style:paragraph-properties fo:margin-left="0.952cm" fo:margin-right="0cm" fo:margin-top="0.211cm" fo:margin-bottom="0cm" fo:line-height="80%" fo:text-align="end" fo:text-indent="-0.944cm" style:punctuation-wrap="hanging" style:line-break="strict"/>
    </style:style>
    <style:style style:name="P50" style:family="paragraph">
      <loext:graphic-properties draw:fill="none" draw:fill-color="#ffffff"/>
      <style:paragraph-properties fo:margin-left="0.952cm" fo:margin-right="0cm" fo:margin-top="0.141cm" fo:margin-bottom="0cm" fo:line-height="80%" fo:text-indent="-0.944cm" style:punctuation-wrap="hanging" style:line-break="strict" style:writing-mode="lr-tb" style:font-independent-line-spacing="true"/>
    </style:style>
    <style:style style:name="P51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52" style:family="paragraph">
      <style:paragraph-properties fo:margin-left="0.948cm" fo:margin-right="0cm" fo:margin-top="0.317cm" fo:margin-bottom="0cm" fo:text-indent="-0.944cm" style:punctuation-wrap="hanging" style:line-break="strict"/>
    </style:style>
    <style:style style:name="P53" style:family="paragraph">
      <style:paragraph-properties fo:margin-left="0.952cm" fo:margin-right="0cm" fo:margin-top="0.846cm" fo:margin-bottom="0cm" fo:text-align="center" fo:text-indent="-0.944cm" style:punctuation-wrap="hanging" style:line-break="strict"/>
    </style:style>
    <style:style style:name="P54" style:family="paragraph">
      <loext:graphic-properties draw:fill="none" draw:fill-color="#ffffff"/>
      <style:paragraph-properties fo:margin-left="0cm" fo:margin-right="0cm" fo:margin-top="0.317cm" fo:margin-bottom="0cm" fo:text-indent="0cm" style:punctuation-wrap="hanging" style:line-break="strict" style:writing-mode="lr-tb" style:font-independent-line-spacing="true"/>
    </style:style>
    <style:style style:name="P55" style:family="paragraph">
      <style:paragraph-properties fo:margin-left="0cm" fo:margin-right="0cm" fo:margin-top="0cm" fo:margin-bottom="0cm" fo:text-indent="0cm" style:punctuation-wrap="hanging" style:line-break="strict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57" style:family="paragraph">
      <loext:graphic-properties draw:fill="solid" draw:fill-color="#bbe0e3"/>
      <style:paragraph-properties style:writing-mode="lr-tb" style:font-independent-line-spacing="true"/>
    </style:style>
    <style:style style:name="P58" style:family="paragraph">
      <loext:graphic-properties draw:fill="solid" draw:fill-color="#000000"/>
      <style:paragraph-properties style:writing-mode="lr-tb" style:font-independent-line-spacing="true"/>
    </style:style>
    <style:style style:name="P59" style:family="paragraph">
      <style:paragraph-properties fo:margin-left="0cm" fo:margin-right="0cm" fo:margin-top="0.22cm" fo:margin-bottom="0cm" fo:line-height="90%" fo:text-indent="0cm" style:punctuation-wrap="hanging" style:line-break="strict"/>
    </style:style>
    <style:style style:name="P60" style:family="paragraph">
      <style:paragraph-properties fo:margin-left="0.948cm" fo:margin-right="0cm" fo:margin-top="0.246cm" fo:margin-bottom="0cm" fo:line-height="90%" fo:text-indent="-0.944cm" style:punctuation-wrap="hanging" style:line-break="strict"/>
    </style:style>
    <style:style style:name="P61" style:family="paragraph">
      <style:paragraph-properties fo:margin-left="0.952cm" fo:margin-right="0cm" fo:margin-top="0.22cm" fo:margin-bottom="0cm" fo:line-height="90%" fo:text-indent="-0.944cm" style:punctuation-wrap="hanging" style:line-break="strict"/>
    </style:style>
    <style:style style:name="P62" style:family="paragraph">
      <loext:graphic-properties draw:fill="none" draw:fill-color="#ffffff"/>
      <style:paragraph-properties fo:margin-left="0cm" fo:margin-right="0cm" fo:margin-top="0.22cm" fo:margin-bottom="0cm" fo:line-height="90%" fo:text-indent="0cm" style:punctuation-wrap="hanging" style:line-break="strict" style:writing-mode="lr-tb" style:font-independent-line-spacing="true"/>
    </style:style>
    <style:style style:name="P63" style:family="paragraph">
      <style:paragraph-properties fo:margin-left="0cm" fo:margin-right="0cm" fo:text-indent="0cm" style:punctuation-wrap="hanging" style:line-break="strict"/>
    </style:style>
    <style:style style:name="P6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5" style:family="paragraph">
      <style:paragraph-properties fo:margin-left="0cm" fo:margin-right="0cm" fo:margin-top="0.22cm" fo:margin-bottom="0cm" fo:text-indent="0cm" style:punctuation-wrap="hanging" style:line-break="strict"/>
    </style:style>
    <style:style style:name="P66" style:family="paragraph">
      <style:paragraph-properties fo:margin-left="0cm" fo:margin-right="0cm" fo:margin-top="0.22cm" fo:margin-bottom="0cm" fo:line-height="100%" fo:text-indent="0cm" style:punctuation-wrap="hanging" style:line-break="strict"/>
    </style:style>
    <style:style style:name="P67" style:family="paragraph">
      <loext:graphic-properties draw:fill="none" draw:fill-color="#ffffff"/>
      <style:paragraph-properties fo:margin-left="0cm" fo:margin-right="0cm" fo:margin-top="0.22cm" fo:margin-bottom="0cm" fo:text-indent="0cm" style:punctuation-wrap="hanging" style:line-break="strict" style:writing-mode="lr-tb" style:font-independent-line-spacing="true"/>
    </style:style>
    <style:style style:name="P68" style:family="paragraph"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69" style:family="paragraph">
      <style:paragraph-properties fo:margin-left="0cm" fo:margin-right="0cm" fo:margin-top="0.22cm" fo:margin-bottom="0cm" fo:line-height="100%" fo:text-align="start" fo:text-indent="0cm" style:punctuation-wrap="hanging" style:line-break="strict"/>
    </style:style>
    <style:style style:name="P70" style:family="paragraph">
      <loext:graphic-properties draw:fill="none" draw:fill-color="#ffffff"/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71" style:family="paragraph">
      <style:paragraph-properties fo:margin-left="0cm" fo:margin-right="0cm" fo:margin-top="0cm" fo:margin-bottom="0.352cm" fo:line-height="115%" fo:text-indent="0cm" style:punctuation-wrap="hanging" style:line-break="strict"/>
    </style:style>
    <style:style style:name="P72" style:family="paragraph">
      <style:paragraph-properties fo:margin-left="0.948cm" fo:margin-right="0cm" fo:margin-top="0.22cm" fo:margin-bottom="0cm" fo:line-height="100%" fo:text-indent="-0.944cm" style:punctuation-wrap="hanging" style:line-break="strict"/>
    </style:style>
    <style:style style:name="P73" style:family="paragraph">
      <loext:graphic-properties draw:fill="none" draw:fill-color="#ffffff"/>
      <style:paragraph-properties fo:margin-left="0cm" fo:margin-right="0cm" fo:margin-top="0cm" fo:margin-bottom="0.352cm" fo:line-height="115%" fo:text-indent="0cm" style:punctuation-wrap="hanging" style:line-break="strict" style:writing-mode="lr-tb" style:font-independent-line-spacing="true"/>
    </style:style>
    <style:style style:name="T1" style:family="text">
      <style:text-properties fo:color="#000000" style:font-name="Georgia" fo:font-size="44pt" fo:language="en" fo:country="US" style:font-size-asian="44pt" style:language-asian="en" style:country-asian="US" style:font-size-complex="44pt" style:language-complex="en" style:country-complex="US"/>
    </style:style>
    <style:style style:name="T2" style:family="text">
      <style:text-properties style:font-name="Georgia" fo:font-size="32pt" fo:language="en" fo:country="US" style:font-size-asian="32pt" style:language-asian="en" style:country-asian="US" style:font-size-complex="32pt" style:language-complex="en" style:country-complex="US"/>
    </style:style>
    <style:style style:name="T3" style:family="text">
      <style:text-properties fo:color="#da5800" style:font-name="Georgia" fo:font-size="44pt" fo:language="en" fo:country="US" fo:font-weight="bold" style:font-size-asian="44pt" style:language-asian="en" style:country-asian="US" style:font-weight-asian="bold" style:font-size-complex="44pt" style:language-complex="en" style:country-complex="US" style:font-weight-complex="bold"/>
    </style:style>
    <style:style style:name="T4" style:family="text">
      <style:text-properties fo:color="#da5800" style:font-name="Georgia" fo:font-size="30pt" fo:language="en" fo:country="US" style:font-size-asian="30pt" style:language-asian="en" style:country-asian="US" style:font-size-complex="30pt" style:language-complex="en" style:country-complex="US"/>
    </style:style>
    <style:style style:name="T5" style:family="text">
      <style:text-properties fo:color="#da5800" style:font-name="Georgia" fo:font-size="24pt" fo:language="en" fo:country="US" style:font-size-asian="24pt" style:language-asian="en" style:country-asian="US" style:font-size-complex="24pt" style:language-complex="en" style:country-complex="US"/>
    </style:style>
    <style:style style:name="T6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7" style:family="text">
      <style:text-properties fo:color="#da5800" fo:font-size="44pt" fo:language="en" fo:country="US" style:font-size-asian="44pt" style:language-asian="en" style:country-asian="US" style:font-size-complex="44pt" style:language-complex="en" style:country-complex="US"/>
    </style:style>
    <style:style style:name="T8" style:family="text">
      <style:text-properties fo:color="#da5800" fo:font-size="44pt" fo:language="en" fo:country="US" fo:font-weight="bold" style:font-size-asian="44pt" style:language-asian="en" style:country-asian="US" style:font-weight-asian="bold" style:font-size-complex="44pt" style:language-complex="en" style:country-complex="US" style:font-weight-complex="bold"/>
    </style:style>
    <style:style style:name="T9" style:family="text">
      <style:text-properties fo:color="#da5800" fo:font-size="32pt" fo:language="en" fo:country="US" style:font-size-asian="32pt" style:language-asian="en" style:country-asian="US" style:font-size-complex="32pt" style:language-complex="en" style:country-complex="US"/>
    </style:style>
    <style:style style:name="T10" style:family="text">
      <style:text-properties fo:color="#da5800" fo:font-size="32pt" fo:language="en" fo:country="US" fo:font-style="italic" style:text-underline-style="solid" style:text-underline-width="auto" style:text-underline-color="font-color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11" style:family="text">
      <style:text-properties fo:color="#ff0000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2" style:family="text">
      <style:text-properties fo:color="#da5800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3" style:family="text">
      <style:text-properties fo:color="#333399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4" style:family="text">
      <style:text-properties fo:color="#da5800" fo:font-size="20pt" fo:language="en" fo:country="US" style:font-size-asian="20pt" style:language-asian="en" style:country-asian="US" style:font-size-complex="20pt" style:language-complex="en" style:country-complex="US"/>
    </style:style>
    <style:style style:name="T15" style:family="text">
      <style:text-properties fo:color="#111111" style:font-name="Georgia" fo:font-size="42pt" fo:language="en" fo:country="US" fo:font-weight="bold" style:font-size-asian="42pt" style:language-asian="en" style:country-asian="US" style:font-weight-asian="bold" style:font-size-complex="42pt" style:language-complex="en" style:country-complex="US" style:font-weight-complex="bold"/>
    </style:style>
    <style:style style:name="T16" style:family="text">
      <style:text-properties fo:color="#111111" style:font-name="Georgia" fo:font-size="24pt" fo:language="en" fo:country="US" style:font-size-asian="24pt" style:language-asian="en" style:country-asian="US" style:font-size-complex="24pt" style:language-complex="en" style:country-complex="US"/>
    </style:style>
    <style:style style:name="T17" style:family="text">
      <style:text-properties fo:font-size="44pt" fo:language="en" fo:country="US" style:font-size-asian="44pt" style:language-asian="en" style:country-asian="US" style:font-size-complex="44pt" style:language-complex="en" style:country-complex="US"/>
    </style:style>
    <style:style style:name="T1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9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20" style:family="text">
      <style:text-properties fo:color="#ff0000"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fo:color="#4c4cc4"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fo:color="#da5800" fo:font-size="24pt" fo:language="en" fo:country="US" style:font-size-asian="24pt" style:language-asian="en" style:country-asian="US" style:font-size-complex="24pt" style:language-complex="en" style:country-complex="US"/>
    </style:style>
    <style:style style:name="T23" style:family="text">
      <style:text-properties fo:font-size="20pt" fo:language="en" fo:country="US" style:text-underline-style="solid" style:text-underline-width="auto" style:text-underline-color="font-color" style:font-size-asian="20pt" style:language-asian="en" style:country-asian="US" style:font-size-complex="20pt" style:language-complex="en" style:country-complex="US"/>
    </style:style>
    <style:style style:name="T24" style:family="text">
      <style:text-properties fo:font-size="28pt" fo:language="en" fo:country="US" style:text-underline-style="solid" style:text-underline-width="auto" style:text-underline-color="font-color" style:font-size-asian="28pt" style:language-asian="en" style:country-asian="US" style:font-size-complex="28pt" style:language-complex="en" style:country-complex="US"/>
    </style:style>
    <style:style style:name="T25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6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27" style:family="text">
      <style:text-properties fo:color="#da5800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28" style:family="text">
      <style:text-properties fo:color="#808080" fo:font-size="28pt" fo:language="en" fo:country="US" style:font-size-asian="28pt" style:language-asian="en" style:country-asian="US" style:font-size-complex="28pt" style:language-complex="en" style:country-complex="US"/>
    </style:style>
    <style:style style:name="T29" style:family="text">
      <style:text-properties fo:color="#808080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30" style:family="text">
      <style:text-properties fo:font-size="44pt" fo:language="en" fo:country="US" style:text-underline-style="solid" style:text-underline-width="auto" style:text-underline-color="font-color" style:font-size-asian="44pt" style:language-asian="en" style:country-asian="US" style:font-size-complex="44pt" style:language-complex="en" style:country-complex="US"/>
    </style:style>
    <style:style style:name="T31" style:family="text">
      <style:text-properties fo:color="#808080" fo:font-size="25pt" fo:language="en" fo:country="US" style:font-size-asian="25pt" style:language-asian="en" style:country-asian="US" style:font-size-complex="25pt" style:language-complex="en" style:country-complex="US"/>
    </style:style>
    <style:style style:name="T32" style:family="text">
      <style:text-properties fo:color="#da5800" fo:font-size="25pt" fo:language="en" fo:country="US" fo:font-weight="bold" style:font-size-asian="25pt" style:language-asian="en" style:country-asian="US" style:font-weight-asian="bold" style:font-size-complex="25pt" style:language-complex="en" style:country-complex="US" style:font-weight-complex="bold"/>
    </style:style>
    <style:style style:name="T33" style:family="text">
      <style:text-properties fo:color="#808080" fo:font-size="25pt" fo:language="en" fo:country="US" fo:font-style="italic" style:font-size-asian="25pt" style:language-asian="en" style:country-asian="US" style:font-style-asian="italic" style:font-size-complex="25pt" style:language-complex="en" style:country-complex="US" style:font-style-complex="italic"/>
    </style:style>
    <style:style style:name="T34" style:family="text">
      <style:text-properties fo:color="#da5800" fo:font-size="28pt" fo:language="en" fo:country="US" style:font-size-asian="28pt" style:language-asian="en" style:country-asian="US" style:font-size-complex="28pt" style:language-complex="en" style:country-complex="US"/>
    </style:style>
    <style:style style:name="T35" style:family="text">
      <style:text-properties fo:color="#808080" fo:font-size="25pt" fo:language="en" fo:country="US" fo:font-style="italic" fo:font-weight="bold" style:font-size-asian="25pt" style:language-asian="en" style:country-asian="US" style:font-style-asian="italic" style:font-weight-asian="bold" style:font-size-complex="25pt" style:language-complex="en" style:country-complex="US" style:font-style-complex="italic" style:font-weight-complex="bold"/>
    </style:style>
    <style:style style:name="T36" style:family="text">
      <style:text-properties fo:color="#808080" fo:font-size="25pt" fo:language="en" fo:country="US" style:text-underline-style="solid" style:text-underline-width="auto" style:text-underline-color="font-color" style:font-size-asian="25pt" style:language-asian="en" style:country-asian="US" style:font-size-complex="25pt" style:language-complex="en" style:country-complex="US"/>
    </style:style>
    <style:style style:name="T37" style:family="text">
      <style:text-properties fo:color="#808080" fo:font-size="25pt" fo:language="en" fo:country="US" fo:font-weight="bold" style:font-size-asian="25pt" style:language-asian="en" style:country-asian="US" style:font-weight-asian="bold" style:font-size-complex="25pt" style:language-complex="en" style:country-complex="US" style:font-weight-complex="bold"/>
    </style:style>
    <style:style style:name="T38" style:family="text">
      <style:text-properties fo:font-size="44pt" fo:language="en" fo:country="US" fo:font-style="italic" fo:font-weight="bold" style:font-size-asian="44pt" style:language-asian="en" style:country-asian="US" style:font-style-asian="italic" style:font-weight-asian="bold" style:font-size-complex="44pt" style:language-complex="en" style:country-complex="US" style:font-style-complex="italic" style:font-weight-complex="bold"/>
    </style:style>
    <style:style style:name="T39" style:family="text">
      <style:text-properties fo:font-size="44pt" fo:language="en" fo:country="US" fo:font-style="italic" style:font-size-asian="44pt" style:language-asian="en" style:country-asian="US" style:font-style-asian="italic" style:font-size-complex="44pt" style:language-complex="en" style:country-complex="US" style:font-style-complex="italic"/>
    </style:style>
    <style:style style:name="T40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41" style:family="text">
      <style:text-properties fo:font-size="44pt" fo:language="en" fo:country="US" fo:font-weight="bold" style:font-size-asian="44pt" style:language-asian="en" style:country-asian="US" style:font-weight-asian="bold" style:font-size-complex="44pt" style:language-complex="en" style:country-complex="US" style:font-weight-complex="bold"/>
    </style:style>
    <style:style style:name="T42" style:family="text">
      <style:text-properties fo:font-size="40pt" fo:language="en" fo:country="US" fo:font-style="italic" style:font-size-asian="40pt" style:language-asian="en" style:country-asian="US" style:font-style-asian="italic" style:font-size-complex="40pt" style:language-complex="en" style:country-complex="US" style:font-style-complex="italic"/>
    </style:style>
    <style:style style:name="T43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44" style:family="text">
      <style:text-properties fo:color="#da5800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45" style:family="text">
      <style:text-properties fo:color="#009900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46" style:family="text">
      <style:text-properties fo:color="#da5800" fo:font-size="40pt" fo:language="en" fo:country="US" style:text-underline-style="solid" style:text-underline-width="auto" style:text-underline-color="font-color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47" style:family="text">
      <style:text-properties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48" style:family="text">
      <style:text-properties fo:color="#ff0000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49" style:family="text">
      <style:text-properties fo:color="#009900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50" style:family="text">
      <style:text-properties fo:color="#009900" fo:font-size="28pt" fo:language="en" fo:country="US" style:font-size-asian="28pt" style:language-asian="en" style:country-asian="US" style:font-size-complex="28pt" style:language-complex="en" style:country-complex="US"/>
    </style:style>
    <style:style style:name="T51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2" style:family="text">
      <style:text-properties fo:color="#ff717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3" style:family="text">
      <style:text-properties fo:color="#da5800" fo:font-size="32pt" fo:language="en" fo:country="US" style:text-underline-style="solid" style:text-underline-width="auto" style:text-underline-color="font-color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54" style:family="text">
      <style:text-properties fo:color="#4c4cc4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55" style:family="text">
      <style:text-properties fo:color="#da5800" fo:font-size="32pt" fo:language="en" fo:country="US" style:text-underline-style="solid" style:text-underline-width="auto" style:text-underline-color="font-color" style:font-size-asian="32pt" style:language-asian="en" style:country-asian="US" style:font-size-complex="32pt" style:language-complex="en" style:country-complex="US"/>
    </style:style>
    <style:style style:name="T56" style:family="text">
      <style:text-properties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57" style:family="text">
      <style:text-properties fo:font-size="24pt" fo:language="en" fo:country="US" style:text-underline-style="solid" style:text-underline-width="auto" style:text-underline-color="font-color" style:font-size-asian="24pt" style:language-asian="en" style:country-asian="US" style:font-size-complex="24pt" style:language-complex="en" style:country-complex="US"/>
    </style:style>
    <style:style style:name="T58" style:family="text">
      <style:text-properties fo:color="#da5800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9" style:family="text">
      <style:text-properties fo:color="#808080" fo:font-size="24pt" fo:language="en" fo:country="US" style:font-size-asian="24pt" style:language-asian="en" style:country-asian="US" style:font-size-complex="24pt" style:language-complex="en" style:country-complex="US"/>
    </style:style>
    <style:style style:name="T60" style:family="text">
      <style:text-properties fo:color="#80808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61" style:family="text">
      <style:text-properties fo:font-size="44pt" fo:language="en" fo:country="US" fo:text-shadow="1pt 1pt" fo:font-weight="bold" style:font-size-asian="44pt" style:language-asian="en" style:country-asian="US" style:font-weight-asian="bold" style:font-size-complex="44pt" style:language-complex="en" style:country-complex="US" style:font-weight-complex="bold"/>
    </style:style>
    <style:style style:name="T62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63" style:family="text">
      <style:text-properties fo:color="#da5800" fo:font-size="36pt" fo:language="en" fo:country="US" style:text-underline-style="solid" style:text-underline-width="auto" style:text-underline-color="font-color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64" style:family="text">
      <style:text-properties fo:font-size="36pt" fo:language="en" fo:country="US" fo:text-shadow="1pt 1pt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65" style:family="text">
      <style:text-properties fo:font-size="96pt" fo:language="en" fo:country="US" fo:text-shadow="1pt 1pt" fo:font-weight="bold" style:font-size-asian="96pt" style:language-asian="en" style:country-asian="US" style:font-weight-asian="bold" style:font-size-complex="96pt" style:language-complex="en" style:country-complex="US" style:font-weight-complex="bold"/>
    </style:style>
    <style:style style:name="T66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67" style:family="text">
      <style:text-properties fo:font-size="25pt" fo:language="en" fo:country="US" style:font-size-asian="25pt" style:language-asian="en" style:country-asian="US" style:font-size-complex="25pt" style:language-complex="en" style:country-complex="US"/>
    </style:style>
    <style:style style:name="T68" style:family="text">
      <style:text-properties fo:font-size="25pt" fo:language="en" fo:country="US" fo:font-style="italic" fo:font-weight="bold" style:font-size-asian="25pt" style:language-asian="en" style:country-asian="US" style:font-style-asian="italic" style:font-weight-asian="bold" style:font-size-complex="25pt" style:language-complex="en" style:country-complex="US" style:font-style-complex="italic" style:font-weight-complex="bold"/>
    </style:style>
    <style:style style:name="T69" style:family="text">
      <style:text-properties fo:color="#009900" fo:font-size="25pt" fo:language="en" fo:country="US" style:font-size-asian="25pt" style:language-asian="en" style:country-asian="US" style:font-size-complex="25pt" style:language-complex="en" style:country-complex="US"/>
    </style:style>
    <style:style style:name="T70" style:family="text">
      <style:text-properties fo:font-size="25pt" fo:language="en" fo:country="US" fo:font-weight="bold" style:font-size-asian="25pt" style:language-asian="en" style:country-asian="US" style:font-weight-asian="bold" style:font-size-complex="25pt" style:language-complex="en" style:country-complex="US" style:font-weight-complex="bold"/>
    </style:style>
    <style:style style:name="T71" style:family="text">
      <style:text-properties fo:font-size="25pt" fo:language="en" fo:country="US" style:text-underline-style="solid" style:text-underline-width="auto" style:text-underline-color="font-color" style:font-size-asian="25pt" style:language-asian="en" style:country-asian="US" style:font-size-complex="25pt" style:language-complex="en" style:country-complex="US"/>
    </style:style>
    <style:style style:name="T72" style:family="text">
      <style:text-properties fo:font-size="25pt" fo:language="en" fo:country="US" style:text-underline-style="solid" style:text-underline-width="auto" style:text-underline-color="font-color" fo:font-weight="bold" style:font-size-asian="25pt" style:language-asian="en" style:country-asian="US" style:font-weight-asian="bold" style:font-size-complex="25pt" style:language-complex="en" style:country-complex="US" style:font-weight-complex="bold"/>
    </style:style>
    <style:style style:name="T73" style:family="text">
      <style:text-properties fo:color="#009900" fo:font-size="25pt" fo:language="en" fo:country="US" style:text-underline-style="solid" style:text-underline-width="auto" style:text-underline-color="font-color" style:font-size-asian="25pt" style:language-asian="en" style:country-asian="US" style:font-size-complex="25pt" style:language-complex="en" style:country-complex="US"/>
    </style:style>
    <style:style style:name="T74" style:family="text">
      <style:text-properties fo:color="#ff33cc" fo:font-size="25pt" fo:language="en" fo:country="US" style:font-size-asian="25pt" style:language-asian="en" style:country-asian="US" style:font-size-complex="25pt" style:language-complex="en" style:country-complex="US"/>
    </style:style>
    <style:style style:name="T75" style:family="text">
      <style:text-properties fo:color="#da5800" fo:font-size="25pt" fo:language="en" fo:country="US" style:text-underline-style="solid" style:text-underline-width="auto" style:text-underline-color="font-color" style:font-size-asian="25pt" style:language-asian="en" style:country-asian="US" style:font-size-complex="25pt" style:language-complex="en" style:country-complex="US"/>
    </style:style>
    <style:style style:name="T76" style:family="text">
      <style:text-properties fo:color="#333399" fo:font-size="25pt" fo:language="en" fo:country="US" style:font-size-asian="25pt" style:language-asian="en" style:country-asian="US" style:font-size-complex="25pt" style:language-complex="en" style:country-complex="US"/>
    </style:style>
    <style:style style:name="T77" style:family="text">
      <style:text-properties fo:color="#333399" style:font-name="Bradley Hand ITC" fo:font-size="25pt" fo:language="en" fo:country="US" style:font-size-asian="25pt" style:language-asian="en" style:country-asian="US" style:font-size-complex="25pt" style:language-complex="en" style:country-complex="US"/>
    </style:style>
    <style:style style:name="T78" style:family="text">
      <style:text-properties fo:font-size="38pt" fo:language="en" fo:country="US" style:font-size-asian="38pt" style:language-asian="en" style:country-asian="US" style:font-size-complex="38pt" style:language-complex="en" style:country-complex="US"/>
    </style:style>
    <style:style style:name="T79" style:family="text">
      <style:text-properties fo:font-size="35pt" fo:language="en" fo:country="US" style:font-size-asian="35pt" style:language-asian="en" style:country-asian="US" style:font-size-complex="35pt" style:language-complex="en" style:country-complex="US"/>
    </style:style>
    <style:style style:name="T80" style:family="text">
      <style:text-properties style:font-name="Wingdings" fo:font-size="38pt" fo:language="en" fo:country="US" style:font-name-asian="Wingdings" style:font-size-asian="38pt" style:language-asian="en" style:country-asian="US" style:font-name-complex="Wingdings" style:font-size-complex="38pt" style:language-complex="en" style:country-complex="US"/>
    </style:style>
    <style:style style:name="T81" style:family="text">
      <style:text-properties style:font-name="Bradley Hand ITC" fo:font-size="25pt" fo:language="en" fo:country="US" style:font-size-asian="25pt" style:language-asian="en" style:country-asian="US" style:font-size-complex="25pt" style:language-complex="en" style:country-complex="US"/>
    </style:style>
    <style:style style:name="T82" style:family="text">
      <style:text-properties fo:font-size="30pt" fo:language="en" fo:country="US" style:font-size-asian="30pt" style:language-asian="en" style:country-asian="US" style:font-size-complex="30pt" style:language-complex="en" style:country-complex="US"/>
    </style:style>
    <style:style style:name="T83" style:family="text">
      <style:text-properties style:font-name="Adobe Caslon Pro" fo:font-size="25pt" fo:language="en" fo:country="US" style:font-name-asian="Times New Roman" style:font-size-asian="25pt" style:language-asian="en" style:country-asian="US" style:font-name-complex="Times New Roman" style:font-size-complex="25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da58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3cm"/>
        <style:text-properties fo:font-family="Arial" style:font-family-generic="swiss" style:font-pitch="variable" fo:color="#da58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da58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111111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94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63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7171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ff33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suffix="." style:num-format="1">
        <style:list-level-properties text:min-label-width="0.94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dverb_25_20Clauses" presentation:presentation-page-layout-name="AL1T0" presentation:use-date-time-name="dtd1"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Subordinate Cla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4.868cm" svg:x="3.81cm" svg:y="10.795cm">
          <text:list text:style-name="L1">
            <text:list-header>
              <text:p text:style-name="P3"><text:span text:style-name="T2">The Adverb Clau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1" presentation:class="page"/>
          <draw:custom-shape draw:style-name="gr4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Adverb_25_20Clauses" presentation:use-date-time-name="dtd1">
        <draw:custom-shape draw:style-name="gr5" draw:text-style-name="P2" draw:layer="layout" svg:width="21.59cm" svg:height="4.083cm" svg:x="1.905cm" svg:y="5.918cm">
          <text:list text:style-name="L1">
            <text:list-header>
              <text:p text:style-name="P1"><text:span text:style-name="T1">Subordinate Clau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17.78cm" svg:height="4.868cm" svg:x="3.81cm" svg:y="10.795cm">
          <text:list text:style-name="L1">
            <text:list-header>
              <text:p text:style-name="P3"><text:span text:style-name="T2">The Adverb Clau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2" presentation:class="page"/>
          <draw:custom-shape draw:style-name="gr4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Adverb_25_20Clauses" presentation:use-date-time-name="dtd1">
        <draw:custom-shape draw:style-name="gr7" draw:text-style-name="P2" draw:layer="layout" svg:width="22.86cm" svg:height="3.175cm" svg:x="1.482cm" svg:y="1.27cm">
          <text:list text:style-name="L2">
            <text:list-header>
              <text:p text:style-name="P1"><text:span text:style-name="T3">The Adverb Cla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6.35cm" svg:height="6.985cm" svg:x="0.847cm" svg:y="7.408cm">
          <text:list text:style-name="L3">
            <text:list-item>
              <text:p text:style-name="P6"><text:span text:style-name="T4">How?</text:span></text:p>
            </text:list-item>
            <text:list-item>
              <text:p text:style-name="P6"><text:span text:style-name="T4">Where?</text:span></text:p>
            </text:list-item>
            <text:list-item>
              <text:p text:style-name="P6"><text:span text:style-name="T4">When?</text:span></text:p>
            </text:list-item>
            <text:list-item>
              <text:p text:style-name="P6"><text:span text:style-name="T4">Why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9.102cm" svg:height="8.678cm" svg:x="16.254cm" svg:y="6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1.686cm" svg:height="2.998cm" svg:x="7.62cm" svg:y="7.62cm">
          <text:list text:style-name="L4">
            <text:list-item>
              <text:p text:style-name="P9"><text:span text:style-name="T5">To what extent?</text:span></text:p>
            </text:list-item>
            <text:list-item>
              <text:p text:style-name="P9"><text:span text:style-name="T5">Under what condition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11" draw:text-style-name="P12" draw:layer="layout" svg:width="8.255cm" svg:height="1.27cm" svg:x="10.791cm" svg:y="24.126cm">
            <text:list text:style-name="L1">
              <text:list-header>
                <text:p text:style-name="P1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" presentation:class="page"/>
          <draw:custom-shape draw:style-name="gr4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Adverb_25_20Clauses" presentation:use-date-time-name="dtd1">
        <draw:custom-shape draw:style-name="gr12" draw:text-style-name="P14" draw:layer="layout" svg:width="22.86cm" svg:height="3.175cm" svg:x="1.27cm" svg:y="0.763cm">
          <text:list text:style-name="L2">
            <text:list-header>
              <text:p text:style-name="P13"><text:span text:style-name="T7">Where can you find an </text:span><text:span text:style-name="T8">adverb</text:span><text:span text:style-name="T7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7" draw:layer="layout" svg:width="22.86cm" svg:height="12.572cm" svg:x="1.27cm" svg:y="4.445cm">
          <text:list text:style-name="L3">
            <text:list-item>
              <text:p text:style-name="P15"><text:span text:style-name="T9">Adverbs </text:span><text:span text:style-name="T10">modify</text:span><text:span text:style-name="T9">:</text:span></text:p>
            </text:list-item>
          </text:list>
          <text:list text:style-name="L2">
            <text:list-header>
              <text:p text:style-name="P16"><text:span text:style-name="T9"/></text:p>
            </text:list-header>
          </text:list>
          <text:list text:style-name="L5">
            <text:list-header>
              <text:p text:style-name="P16"><text:span text:style-name="T11">VERBS</text:span><text:span text:style-name="T12">,</text:span><text:span text:style-name="T9"> <text:s/></text:span><text:span text:style-name="T13">ADJECTIVES</text:span><text:span text:style-name="T12">,</text:span><text:span text:style-name="T9"> <text:s/></text:span><text:span text:style-name="T14">and other <text:s text:c="3"/></text:span><text:span text:style-name="T12">ADVERB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8" draw:layer="layout" svg:width="4.022cm" svg:height="3.81cm" svg:x="1.69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9" draw:layer="layout" svg:width="3.175cm" svg:height="2.964cm" svg:x="7.62cm" svg:y="10.5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8" draw:layer="layout" svg:width="2.54cm" svg:height="2.54cm" svg:x="19.262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custom-shape draw:style-name="gr17" draw:text-style-name="P12" draw:layer="layout" svg:width="8.255cm" svg:height="1.27cm" svg:x="10.791cm" svg:y="24.126cm">
            <text:list text:style-name="L1">
              <text:list-header>
                <text:p text:style-name="P1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4" presentation:class="page"/>
          <draw:custom-shape draw:style-name="gr4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Adverb_25_20Clauses" presentation:use-date-time-name="dtd1">
        <draw:custom-shape draw:style-name="gr18" draw:text-style-name="P2" draw:layer="layout" svg:width="22.86cm" svg:height="3.599cm" svg:x="1.27cm" svg:y="1.058cm">
          <text:list text:style-name="L6">
            <text:list-header>
              <text:p text:style-name="P1"><text:span text:style-name="T15">Common Subordinating Conjunction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2" draw:layer="layout" svg:width="22.86cm" svg:height="12.488cm" svg:x="1.27cm" svg:y="5.292cm">
          <text:list text:style-name="L6">
            <text:list-header>
              <text:p text:style-name="P20"><text:span text:style-name="T16">after</text:span><text:span text:style-name="T16"><text:tab/></text:span><text:span text:style-name="T16"><text:tab/></text:span><text:span text:style-name="T16"> <text:s text:c="2"/>as though</text:span><text:span text:style-name="T16"><text:tab/></text:span><text:span text:style-name="T16"><text:tab/></text:span><text:span text:style-name="T16">since</text:span><text:span text:style-name="T16"><text:tab/></text:span><text:span text:style-name="T16"><text:tab/></text:span><text:span text:style-name="T16">when</text:span></text:p>
              <text:p text:style-name="P21"><text:span text:style-name="T16"/></text:p>
              <text:p text:style-name="P20"><text:span text:style-name="T16">although</text:span><text:span text:style-name="T16"><text:tab/></text:span><text:span text:style-name="T16"> <text:s text:c="2"/>because</text:span><text:span text:style-name="T16"><text:tab/></text:span><text:span text:style-name="T16"><text:tab/></text:span><text:span text:style-name="T16">so that</text:span><text:span text:style-name="T16"><text:tab/></text:span><text:span text:style-name="T16">whenever</text:span></text:p>
              <text:p text:style-name="P21"><text:span text:style-name="T16"/></text:p>
              <text:p text:style-name="P20"><text:span text:style-name="T16">as</text:span><text:span text:style-name="T16"><text:tab/></text:span><text:span text:style-name="T16"><text:tab/></text:span><text:span text:style-name="T16"> <text:s text:c="2"/></text:span><text:span text:style-name="T16"><text:tab/></text:span><text:span text:style-name="T16"> <text:s text:c="2"/>before</text:span><text:span text:style-name="T16"><text:tab/></text:span><text:span text:style-name="T16"><text:tab/></text:span><text:span text:style-name="T16">than</text:span><text:span text:style-name="T16"><text:tab/></text:span><text:span text:style-name="T16"><text:tab/></text:span><text:span text:style-name="T16">where</text:span></text:p>
              <text:p text:style-name="P21"><text:span text:style-name="T16"/></text:p>
              <text:p text:style-name="P20"><text:span text:style-name="T16">as if</text:span><text:span text:style-name="T16"><text:tab/></text:span><text:span text:style-name="T16"><text:tab/></text:span><text:span text:style-name="T16"> <text:s text:c="2"/>how</text:span><text:span text:style-name="T16"><text:tab/></text:span><text:span text:style-name="T16"><text:tab/></text:span><text:span text:style-name="T16">though</text:span><text:span text:style-name="T16"><text:tab/></text:span><text:span text:style-name="T16">wherever</text:span></text:p>
              <text:p text:style-name="P21"><text:span text:style-name="T16"/></text:p>
              <text:p text:style-name="P20"><text:span text:style-name="T16">as long as</text:span><text:span text:style-name="T16"><text:tab/></text:span><text:span text:style-name="T16"> <text:s text:c="2"/>if</text:span><text:span text:style-name="T16"><text:tab/></text:span><text:span text:style-name="T16"><text:tab/></text:span><text:span text:style-name="T16"><text:tab/></text:span><text:span text:style-name="T16">unless</text:span><text:span text:style-name="T16"><text:tab/></text:span><text:span text:style-name="T16">whether</text:span></text:p>
              <text:p text:style-name="P21"><text:span text:style-name="T16"/></text:p>
              <text:p text:style-name="P20"><text:span text:style-name="T16">as soon as</text:span><text:span text:style-name="T16"><text:tab/></text:span><text:span text:style-name="T16"> <text:s text:c="2"/>in order that</text:span><text:span text:style-name="T16"><text:tab/></text:span><text:span text:style-name="T16">until</text:span><text:span text:style-name="T16"><text:tab/></text:span><text:span text:style-name="T16"><text:tab/></text:span><text:span text:style-name="T16">wh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20" draw:text-style-name="P12" draw:layer="layout" svg:width="8.255cm" svg:height="1.27cm" svg:x="10.791cm" svg:y="24.126cm">
            <text:list text:style-name="L1">
              <text:list-header>
                <text:p text:style-name="P1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5" presentation:class="page"/>
          <draw:custom-shape draw:style-name="gr4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Adverb_25_20Clauses" presentation:use-date-time-name="dtd1">
        <draw:custom-shape draw:style-name="gr21" draw:text-style-name="P14" draw:layer="layout" svg:width="22.86cm" svg:height="3.175cm" svg:x="1.27cm" svg:y="0.763cm">
          <text:list text:style-name="L1">
            <text:list-header>
              <text:p text:style-name="P13"><text:span text:style-name="T17">…</text:span><text:span text:style-name="T17">therefore you can find them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30" draw:layer="layout" svg:width="22.86cm" svg:height="12.572cm" svg:x="1.27cm" svg:y="4.445cm">
          <text:list text:style-name="L7">
            <text:list-item>
              <text:p text:style-name="P23"><text:span text:style-name="T18">Nearly </text:span><text:span text:style-name="T19">anywhere</text:span><text:span text:style-name="T18"> in the sentence…</text:span></text:p>
            </text:list-item>
            <text:list-item>
              <text:p text:style-name="P23"><text:span text:style-name="T18">However, they are usually near the </text:span><text:span text:style-name="T20">verb</text:span><text:span text:style-name="T18">, </text:span><text:span text:style-name="T21">adjective</text:span><text:span text:style-name="T18"> or </text:span><text:span text:style-name="T22">adverb</text:span><text:span text:style-name="T18"> they modify (but not always)</text:span></text:p>
            </text:list-item>
          </text:list>
          <text:list text:style-name="L1">
            <text:list-header>
              <text:p text:style-name="P24"><text:span text:style-name="T23"/></text:p>
              <text:p text:style-name="P25"><text:span text:style-name="T24">Examples</text:span><text:span text:style-name="T25">:</text:span></text:p>
              <text:p text:style-name="P26"><text:span text:style-name="T26"/></text:p>
            </text:list-header>
          </text:list>
          <text:list text:style-name="L7">
            <text:list-item>
              <text:p text:style-name="P27"><text:span text:style-name="T25">He </text:span><text:span text:style-name="T24">can</text:span><text:span text:style-name="T25"> </text:span><text:span text:style-name="T24">run</text:span><text:span text:style-name="T25"> </text:span><text:span text:style-name="T27">fast</text:span><text:span text:style-name="T25">. </text:span></text:p>
            </text:list-item>
          </text:list>
          <text:list text:style-name="L8">
            <text:list-header>
              <text:p text:style-name="P28"><text:span text:style-name="T28"><text:tab/></text:span><text:span text:style-name="T28"><text:tab/></text:span><text:span text:style-name="T28"><text:tab/></text:span><text:span text:style-name="T28"><text:tab/></text:span><text:span text:style-name="T28">(tells: </text:span><text:span text:style-name="T29">how </text:span><text:span text:style-name="T28">he can run)</text:span></text:p>
            </text:list-header>
          </text:list>
          <text:list text:style-name="L7">
            <text:list-item>
              <text:p text:style-name="P29"><text:span text:style-name="T25">She </text:span><text:span text:style-name="T27">really</text:span><text:span text:style-name="T25"> </text:span><text:span text:style-name="T24">likes</text:span><text:span text:style-name="T25"> soccer. </text:span></text:p>
            </text:list-item>
          </text:list>
          <text:list text:style-name="L8">
            <text:list-header>
              <text:p text:style-name="P28"><text:span text:style-name="T28"><text:tab/></text:span><text:span text:style-name="T28"><text:tab/></text:span><text:span text:style-name="T28"><text:tab/></text:span><text:span text:style-name="T28"><text:tab/></text:span><text:span text:style-name="T28">(tells: </text:span><text:span text:style-name="T29">to what extent, </text:span><text:span text:style-name="T28">she likes…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23" draw:text-style-name="P12" draw:layer="layout" svg:width="8.255cm" svg:height="1.27cm" svg:x="10.791cm" svg:y="24.126cm">
            <text:list text:style-name="L1">
              <text:list-header>
                <text:p text:style-name="P1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6" presentation:class="page"/>
          <draw:custom-shape draw:style-name="gr4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Adverb_25_20Clauses" presentation:use-date-time-name="dtd1">
        <draw:custom-shape draw:style-name="gr24" draw:text-style-name="P14" draw:layer="layout" svg:width="22.86cm" svg:height="3.175cm" svg:x="1.27cm" svg:y="0.763cm">
          <text:list text:style-name="L1">
            <text:list-header>
              <text:p text:style-name="P13"><text:span text:style-name="T30">More Examples</text:span><text:span text:style-name="T17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4" draw:layer="layout" svg:width="22.86cm" svg:height="12.572cm" svg:x="1.27cm" svg:y="4.445cm">
          <text:list text:style-name="L9">
            <text:list-item>
              <text:p text:style-name="P27"><text:span text:style-name="T25">They can swim </text:span><text:span text:style-name="T27">really</text:span><text:span text:style-name="T25"> </text:span><text:span text:style-name="T24">quickly</text:span><text:span text:style-name="T25">. </text:span></text:p>
            </text:list-item>
          </text:list>
          <text:list text:style-name="L8">
            <text:list-header>
              <text:p text:style-name="P31"><text:span text:style-name="T31">(modifies the </text:span><text:span text:style-name="T32">adverb</text:span><text:span text:style-name="T31"> </text:span><text:span text:style-name="T33">quickly</text:span><text:span text:style-name="T31">. It answers – </text:span><text:span text:style-name="T33">How</text:span><text:span text:style-name="T31"> quickly?)</text:span></text:p>
              <text:p text:style-name="P32"><text:span text:style-name="T28"/></text:p>
            </text:list-header>
          </text:list>
          <text:list text:style-name="L9">
            <text:list-item>
              <text:p text:style-name="P27"><text:span text:style-name="T25">He </text:span><text:span text:style-name="T24">is</text:span><text:span text:style-name="T25"> </text:span><text:span text:style-name="T34">not</text:span><text:span text:style-name="T25"> </text:span><text:span text:style-name="T24">enjoying</text:span><text:span text:style-name="T25"> this activity. </text:span></text:p>
            </text:list-item>
          </text:list>
          <text:list text:style-name="L8">
            <text:list-header>
              <text:p text:style-name="P31"><text:span text:style-name="T31">(Just remember the word </text:span><text:span text:style-name="T35">not</text:span><text:span text:style-name="T31"> is always an </text:span><text:span text:style-name="T32">adverb</text:span><text:span text:style-name="T31">.)</text:span></text:p>
              <text:p text:style-name="P31"><text:span text:style-name="T36"/></text:p>
            </text:list-header>
          </text:list>
          <text:list text:style-name="L9">
            <text:list-item>
              <text:p text:style-name="P27"><text:span text:style-name="T25">She </text:span><text:span text:style-name="T24">is</text:span><text:span text:style-name="T25"> </text:span><text:span text:style-name="T34">always</text:span><text:span text:style-name="T25"> late for class. </text:span></text:p>
            </text:list-item>
          </text:list>
          <text:list text:style-name="L8">
            <text:list-header>
              <text:p text:style-name="P31"><text:span text:style-name="T31">(The words </text:span><text:span text:style-name="T35">always</text:span><text:span text:style-name="T31">,</text:span><text:span text:style-name="T33"> </text:span><text:span text:style-name="T35">never</text:span><text:span text:style-name="T33">, </text:span><text:span text:style-name="T35">sometimes</text:span><text:span text:style-name="T33">, </text:span><text:span text:style-name="T35">rarely</text:span><text:span text:style-name="T33">, </text:span><text:span text:style-name="T31">etc. </text:span></text:p>
              <text:p text:style-name="P33"><text:span text:style-name="T31"><text:tab/></text:span><text:span text:style-name="T31">are also </text:span><text:span text:style-name="T32">adverbs</text:span><text:span text:style-name="T37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26" draw:text-style-name="P12" draw:layer="layout" svg:width="8.255cm" svg:height="1.27cm" svg:x="10.791cm" svg:y="24.126cm">
            <text:list text:style-name="L1">
              <text:list-header>
                <text:p text:style-name="P1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7" presentation:class="page"/>
          <draw:custom-shape draw:style-name="gr4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Adverb_25_20Clauses" presentation:use-date-time-name="dtd1">
        <draw:custom-shape draw:style-name="gr27" draw:text-style-name="P14" draw:layer="layout" svg:width="22.86cm" svg:height="3.175cm" svg:x="1.27cm" svg:y="0.763cm">
          <text:list text:style-name="L2">
            <text:list-header>
              <text:p text:style-name="P13"><text:span text:style-name="T8">Adverbs</text:span><text:span text:style-name="T17"> answer </text:span><text:span text:style-name="T38">where</text:span><text:span text:style-name="T39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35" draw:layer="layout" svg:width="22.86cm" svg:height="12.572cm" svg:x="1.27cm" svg:y="4.445cm">
          <text:list text:style-name="L1">
            <text:list-header>
              <text:p text:style-name="P16"><text:span text:style-name="T40">Your book is </text:span><text:span text:style-name="T12">here</text:span><text:span text:style-name="T40">.</text:span></text:p>
              <text:p text:style-name="P16"><text:span text:style-name="T40"/></text:p>
              <text:p text:style-name="P16"><text:span text:style-name="T40">Your pencil is </text:span><text:span text:style-name="T12">there</text:span><text:span text:style-name="T40">.</text:span></text:p>
              <text:p text:style-name="P16"><text:span text:style-name="T40"/></text:p>
              <text:p text:style-name="P16"><text:span text:style-name="T40">The birds are flying </text:span><text:span text:style-name="T12">high</text:span><text:span text:style-name="T40">.</text:span></text:p>
              <text:p text:style-name="P16"><text:span text:style-name="T40"/></text:p>
              <text:p text:style-name="P16"><text:span text:style-name="T40">The plane is flying </text:span><text:span text:style-name="T12">by</text:span><text:span text:style-name="T40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36" draw:layer="layout" svg:width="7.369cm" svg:height="10.16cm" svg:x="16.298cm" svg:y="5.503cm">
          <draw:image xlink:href="Pictures/20000038000069D50000920A219654E60F179B15.wmf" xlink:type="simple" xlink:show="embed" xlink:actuate="onLoad">
            <text:p/>
          </draw:image>
        </draw:frame>
        <presentation:notes draw:style-name="dp3" presentation:use-date-time-name="dtd1">
          <draw:custom-shape draw:style-name="gr30" draw:text-style-name="P12" draw:layer="layout" svg:width="8.255cm" svg:height="1.27cm" svg:x="10.791cm" svg:y="24.126cm">
            <text:list text:style-name="L1">
              <text:list-header>
                <text:p text:style-name="P1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8" presentation:class="page"/>
          <draw:custom-shape draw:style-name="gr4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Adverb_25_20Clauses" presentation:use-date-time-name="dtd1">
        <draw:custom-shape draw:style-name="gr31" draw:text-style-name="P14" draw:layer="layout" svg:width="22.86cm" svg:height="3.175cm" svg:x="1.27cm" svg:y="0.763cm">
          <text:list text:style-name="L2">
            <text:list-header>
              <text:p text:style-name="P13"><text:span text:style-name="T8">Adverbs</text:span><text:span text:style-name="T17"> answer </text:span><text:span text:style-name="T41">when</text:span><text:span text:style-name="T17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35" draw:layer="layout" svg:width="22.86cm" svg:height="12.572cm" svg:x="1.27cm" svg:y="4.445cm">
          <text:list text:style-name="L1">
            <text:list-header>
              <text:p text:style-name="P16"><text:span text:style-name="T40">He came home </text:span><text:span text:style-name="T12">late</text:span><text:span text:style-name="T40">.</text:span></text:p>
              <text:p text:style-name="P16"><text:span text:style-name="T40"/></text:p>
              <text:p text:style-name="P16"><text:span text:style-name="T40">She woke </text:span><text:span text:style-name="T12">early</text:span><text:span text:style-name="T40">.</text:span></text:p>
              <text:p text:style-name="P16"><text:span text:style-name="T40"/></text:p>
              <text:p text:style-name="P16"><text:span text:style-name="T40">They are performing </text:span><text:span text:style-name="T12">now</text:span><text:span text:style-name="T40">.</text:span></text:p>
              <text:p text:style-name="P16"><text:span text:style-name="T40"/></text:p>
              <text:p text:style-name="P16"><text:span text:style-name="T40">She will do her homework </text:span><text:span text:style-name="T12">later</text:span><text:span text:style-name="T40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36" draw:layer="layout" svg:width="7.007cm" svg:height="8.89cm" svg:x="16.722cm" svg:y="4.657cm">
          <draw:image xlink:href="Pictures/20000034000069D50000865C91A0B7B6B124F4A8.wmf" xlink:type="simple" xlink:show="embed" xlink:actuate="onLoad">
            <text:p/>
          </draw:image>
        </draw:frame>
        <presentation:notes draw:style-name="dp3" presentation:use-date-time-name="dtd1">
          <draw:custom-shape draw:style-name="gr33" draw:text-style-name="P12" draw:layer="layout" svg:width="8.255cm" svg:height="1.27cm" svg:x="10.791cm" svg:y="24.126cm">
            <text:list text:style-name="L1">
              <text:list-header>
                <text:p text:style-name="P1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9" presentation:class="page"/>
          <draw:custom-shape draw:style-name="gr4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Adverb_25_20Clauses" presentation:use-date-time-name="dtd1">
        <draw:custom-shape draw:style-name="gr34" draw:text-style-name="P14" draw:layer="layout" svg:width="23.072cm" svg:height="5.291cm" svg:x="1.27cm" svg:y="1.482cm">
          <text:list text:style-name="L1">
            <text:list-header>
              <text:p text:style-name="P13"><text:span text:style-name="T42">Unlike</text:span><text:span text:style-name="T43"> an </text:span><text:span text:style-name="T44">adverb</text:span><text:span text:style-name="T43"> or an </text:span><text:span text:style-name="T44">adverb </text:span><text:span text:style-name="T45">phrase</text:span><text:span text:style-name="T43">, an </text:span><text:span text:style-name="T46">adverb clause</text:span><text:span text:style-name="T43"> has a </text:span><text:span text:style-name="T47">subject</text:span><text:span text:style-name="T43"> </text:span><text:span text:style-name="T42">and</text:span><text:span text:style-name="T43"> a </text:span><text:span text:style-name="T48">ver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40" draw:layer="layout" svg:width="22.86cm" svg:height="10.16cm" svg:x="1.27cm" svg:y="7.832cm">
          <text:list text:style-name="L2">
            <text:list-header>
              <text:p text:style-name="P37"><text:span text:style-name="T27">ADVERB</text:span><text:span text:style-name="T25">: </text:span></text:p>
            </text:list-header>
          </text:list>
          <text:list text:style-name="L1">
            <text:list-header>
              <text:p text:style-name="P38"><text:span text:style-name="T25"><text:tab/></text:span><text:span text:style-name="T25"><text:tab/></text:span><text:span text:style-name="T25"><text:tab/></text:span><text:span text:style-name="T25">They will leave </text:span><text:span text:style-name="T27">soon</text:span><text:span text:style-name="T25">.</text:span></text:p>
              <text:p text:style-name="P39"><text:span text:style-name="T25"/></text:p>
            </text:list-header>
          </text:list>
          <text:list text:style-name="L2">
            <text:list-header>
              <text:p text:style-name="P39"><text:span text:style-name="T27">ADVERB</text:span><text:span text:style-name="T25"> </text:span><text:span text:style-name="T49">PHRASE</text:span><text:span text:style-name="T25">: </text:span></text:p>
            </text:list-header>
          </text:list>
          <text:list text:style-name="L1">
            <text:list-header>
              <text:p text:style-name="P38"><text:span text:style-name="T25"><text:tab/></text:span><text:span text:style-name="T25"><text:tab/></text:span><text:span text:style-name="T25"><text:tab/></text:span><text:span text:style-name="T25">They will leave </text:span><text:span text:style-name="T50">(</text:span><text:span text:style-name="T27">in a few minutes</text:span><text:span text:style-name="T50">)</text:span><text:span text:style-name="T25">.</text:span></text:p>
              <text:p text:style-name="P39"><text:span text:style-name="T25"/></text:p>
            </text:list-header>
          </text:list>
          <text:list text:style-name="L2">
            <text:list-header>
              <text:p text:style-name="P39"><text:span text:style-name="T27">ADVERB CLAUSE</text:span><text:span text:style-name="T25">: </text:span></text:p>
            </text:list-header>
          </text:list>
          <text:list text:style-name="L1">
            <text:list-header>
              <text:p text:style-name="P38"><text:span text:style-name="T25"><text:tab/></text:span><text:span text:style-name="T25"><text:tab/></text:span><text:span text:style-name="T25"><text:tab/></text:span><text:span text:style-name="T25">They will leave </text:span><text:span text:style-name="T27">when they are ready</text:span><text:span text:style-name="T25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42" draw:layer="layout" svg:width="0.846cm" svg:height="1.023cm" svg:x="16.722cm" svg:y="15.24cm">
          <text:list text:style-name="L10">
            <text:list-header>
              <text:p text:style-name="P41"><text:span text:style-name="T51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42" draw:layer="layout" svg:width="1.059cm" svg:height="1.023cm" svg:x="18.838cm" svg:y="15.24cm">
          <text:list text:style-name="L11">
            <text:list-header>
              <text:p text:style-name="P41"><text:span text:style-name="T52">V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8" draw:text-style-name="P12" draw:layer="layout" svg:width="8.255cm" svg:height="1.27cm" svg:x="10.791cm" svg:y="24.126cm">
            <text:list text:style-name="L1">
              <text:list-header>
                <text:p text:style-name="P1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0" presentation:class="page"/>
          <draw:custom-shape draw:style-name="gr4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Adverb_25_20Clauses" presentation:use-date-time-name="dtd1">
        <draw:custom-shape draw:style-name="gr39" draw:text-style-name="P14" draw:layer="layout" svg:width="22.86cm" svg:height="3.175cm" svg:x="1.27cm" svg:y="0.763cm">
          <text:list text:style-name="L1">
            <text:list-header>
              <text:p text:style-name="P13"><text:span text:style-name="T17">Definition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7" draw:layer="layout" svg:width="22.86cm" svg:height="12.572cm" svg:x="1.27cm" svg:y="4.445cm">
          <text:list text:style-name="L7">
            <text:list-item>
              <text:p text:style-name="P15"><text:span text:style-name="T40">An </text:span><text:span text:style-name="T53">adverb clause</text:span><text:span text:style-name="T40"> is a subordinate (dependent clause) that modifies a </text:span><text:span text:style-name="T11">verb</text:span><text:span text:style-name="T40">, an </text:span><text:span text:style-name="T54">adjective</text:span><text:span text:style-name="T40">, or an </text:span><text:span text:style-name="T12">adverb</text:span><text:span text:style-name="T40">.</text:span></text:p>
            </text:list-item>
          </text:list>
          <text:list text:style-name="L1">
            <text:list-header>
              <text:p text:style-name="P43"><text:span text:style-name="T40"/></text:p>
            </text:list-header>
          </text:list>
          <text:list text:style-name="L7">
            <text:list-item>
              <text:p text:style-name="P15"><text:span text:style-name="T40">Like an </text:span><text:span text:style-name="T12">adverb</text:span><text:span text:style-name="T40"> an </text:span><text:span text:style-name="T55">adverb clause</text:span><text:span text:style-name="T40"> tells </text:span><text:span text:style-name="T56">where</text:span><text:span text:style-name="T40">, </text:span><text:span text:style-name="T56">when</text:span><text:span text:style-name="T40">, </text:span><text:span text:style-name="T56">how</text:span><text:span text:style-name="T40">, </text:span><text:span text:style-name="T56">why</text:span><text:span text:style-name="T40">, </text:span><text:span text:style-name="T56">to what extent</text:span><text:span text:style-name="T40"> or </text:span><text:span text:style-name="T56">under what condition.</text:span></text:p>
            </text:list-item>
          </text:list>
          <text:list text:style-name="L1">
            <text:list-header>
              <text:p text:style-name="P43"><text:span text:style-name="T40"/></text:p>
              <text:p text:style-name="P43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41" draw:text-style-name="P12" draw:layer="layout" svg:width="8.255cm" svg:height="1.27cm" svg:x="10.791cm" svg:y="24.126cm">
            <text:list text:style-name="L1">
              <text:list-header>
                <text:p text:style-name="P1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1" presentation:class="page"/>
          <draw:custom-shape draw:style-name="gr4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Adverb_25_20Clauses" presentation:use-date-time-name="dtd1">
        <draw:custom-shape draw:style-name="gr42" draw:text-style-name="P14" draw:layer="layout" svg:width="22.86cm" svg:height="3.175cm" svg:x="1.27cm" svg:y="0.763cm">
          <text:list text:style-name="L2">
            <text:list-header>
              <text:p text:style-name="P13"><text:span text:style-name="T44">Adverb Clauses</text:span><text:span text:style-name="T43"> can also be found nearly anywhere in the sentence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50" draw:layer="layout" svg:width="22.86cm" svg:height="13.547cm" svg:x="1.27cm" svg:y="4.445cm">
          <text:list text:style-name="L1">
            <text:list-header>
              <text:p text:style-name="P44"><text:span text:style-name="T26"/></text:p>
              <text:p text:style-name="P45"><text:span text:style-name="T18">…</text:span><text:span text:style-name="T18">beginning, middle or end…</text:span></text:p>
              <text:p text:style-name="P46"><text:span text:style-name="T26"/></text:p>
              <text:p text:style-name="P47"><text:span text:style-name="T57">EXAMPLES</text:span><text:span text:style-name="T18">:</text:span></text:p>
            </text:list-header>
          </text:list>
          <text:list text:style-name="L7">
            <text:list-item>
              <text:p text:style-name="P48"><text:span text:style-name="T18">You may sit </text:span><text:span text:style-name="T58">wherever you wish</text:span><text:span text:style-name="T18">.</text:span></text:p>
            </text:list-item>
          </text:list>
          <text:list text:style-name="L8">
            <text:list-header>
              <text:p text:style-name="P49"><text:span text:style-name="T59">(modifies the verb </text:span><text:span text:style-name="T60">sit</text:span><text:span text:style-name="T59"> and tells </text:span><text:span text:style-name="T60">where</text:span><text:span text:style-name="T59">)</text:span></text:p>
            </text:list-header>
          </text:list>
          <text:list text:style-name="L1">
            <text:list-header>
              <text:p text:style-name="P49"><text:span text:style-name="T18"/></text:p>
            </text:list-header>
          </text:list>
          <text:list text:style-name="L3">
            <text:list-item>
              <text:p text:style-name="P48"><text:span text:style-name="T58">When spring sets in</text:span><text:span text:style-name="T18">, many students go crazy.</text:span></text:p>
            </text:list-item>
          </text:list>
          <text:list text:style-name="L8">
            <text:list-header>
              <text:p text:style-name="P49"><text:span text:style-name="T59">(modifies the verb </text:span><text:span text:style-name="T60">go</text:span><text:span text:style-name="T59"> and tells </text:span><text:span text:style-name="T60">when</text:span><text:span text:style-name="T59">)</text:span></text:p>
              <text:p text:style-name="P49"><text:span text:style-name="T59"/></text:p>
            </text:list-header>
          </text:list>
          <text:list text:style-name="L7">
            <text:list-item>
              <text:p text:style-name="P48"><text:span text:style-name="T18">Sammy and Alexandra look </text:span><text:span text:style-name="T58">as though they have some exciting news for us</text:span><text:span text:style-name="T18">.</text:span></text:p>
            </text:list-item>
          </text:list>
          <text:list text:style-name="L8">
            <text:list-header>
              <text:p text:style-name="P49"><text:span text:style-name="T59">(modifies the verb </text:span><text:span text:style-name="T60">look</text:span><text:span text:style-name="T59">, telling </text:span><text:span text:style-name="T60">how S. and A. look</text:span><text:span text:style-name="T59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44" draw:text-style-name="P12" draw:layer="layout" svg:width="8.255cm" svg:height="1.27cm" svg:x="10.791cm" svg:y="24.126cm">
            <text:list text:style-name="L1">
              <text:list-header>
                <text:p text:style-name="P1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2" presentation:class="page"/>
          <draw:custom-shape draw:style-name="gr4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Adverb_25_20Clauses" presentation:use-date-time-name="dtd1">
        <draw:custom-shape draw:style-name="gr45" draw:text-style-name="P14" draw:layer="layout" svg:width="22.86cm" svg:height="3.175cm" svg:x="1.27cm" svg:y="0.763cm">
          <text:list text:style-name="L1">
            <text:list-header>
              <text:p text:style-name="P13"><text:span text:style-name="T61">COMMA RULES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54" draw:layer="layout" svg:width="22.86cm" svg:height="11.514cm" svg:x="1.27cm" svg:y="5.503cm">
          <text:list text:style-name="L7">
            <text:list-item>
              <text:p text:style-name="P51"><text:span text:style-name="T62">When an </text:span><text:span text:style-name="T63">adverb clause</text:span><text:span text:style-name="T62"> begins a sentence, it is followed by a </text:span><text:span text:style-name="T64">comma</text:span><text:span text:style-name="T62">.</text:span></text:p>
            </text:list-item>
          </text:list>
          <text:list text:style-name="L1">
            <text:list-header>
              <text:p text:style-name="P52"><text:span text:style-name="T62"/></text:p>
              <text:p text:style-name="P53"><text:span text:style-name="T65">, <text:s text:c="9"/></text:span></text:p>
              <text:p text:style-name="P53"><text:span text:style-name="T6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8" draw:layer="layout" svg:width="4.445cm" svg:height="4.445cm" svg:x="6.562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56" draw:layer="layout" svg:width="3.386cm" svg:height="1.785cm" svg:x="7.197cm" svg:y="12.7cm">
          <text:list text:style-name="L1">
            <text:list-header>
              <text:p text:style-name="P55"><text:span text:style-name="T66">Adverb cla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57" draw:layer="layout" svg:width="6.35cm" svg:height="3.175cm" svg:x="13.97cm" svg:y="11.64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6" draw:layer="layout" svg:width="4.869cm" svg:height="1.023cm" svg:x="14.393cm" svg:y="12.7cm">
          <text:list text:style-name="L1">
            <text:list-header>
              <text:p text:style-name="P55"><text:span text:style-name="T66">main clau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58" draw:layer="layout" svg:width="0.847cm" svg:height="0.957cm" svg:x="20.955cm" svg:y="14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custom-shape draw:style-name="gr52" draw:text-style-name="P12" draw:layer="layout" svg:width="8.255cm" svg:height="1.27cm" svg:x="10.791cm" svg:y="24.126cm">
            <text:list text:style-name="L1">
              <text:list-header>
                <text:p text:style-name="P1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3" presentation:class="page"/>
          <draw:custom-shape draw:style-name="gr4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Adverb_25_20Clauses" presentation:use-date-time-name="dtd1">
        <draw:custom-shape draw:style-name="gr53" draw:text-style-name="P14" draw:layer="layout" svg:width="22.86cm" svg:height="3.175cm" svg:x="1.27cm" svg:y="0.763cm">
          <text:list text:style-name="L1">
            <text:list-header>
              <text:p text:style-name="P13"><text:span text:style-name="T17">NOTE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62" draw:layer="layout" svg:width="22.86cm" svg:height="12.572cm" svg:x="1.27cm" svg:y="4.445cm">
          <text:list text:style-name="L7">
            <text:list-item>
              <text:p text:style-name="P59"><text:span text:style-name="T67">The words </text:span><text:span text:style-name="T68">after</text:span><text:span text:style-name="T67">, </text:span><text:span text:style-name="T68">as</text:span><text:span text:style-name="T67">, </text:span><text:span text:style-name="T68">before</text:span><text:span text:style-name="T67">, </text:span><text:span text:style-name="T68">since</text:span><text:span text:style-name="T67">, and </text:span><text:span text:style-name="T68">until</text:span><text:span text:style-name="T67"> are also commonly used as </text:span><text:span text:style-name="T69">prepositions</text:span><text:span text:style-name="T67">. </text:span><text:span text:style-name="T70">REMEMBER…</text:span><text:span text:style-name="T67"> in order to be a clause, the group of words must have both a </text:span><text:span text:style-name="T71">subject</text:span><text:span text:style-name="T67"> and a </text:span><text:span text:style-name="T71">verb</text:span></text:p>
            </text:list-item>
          </text:list>
          <text:list text:style-name="L1">
            <text:list-header>
              <text:p text:style-name="P60"><text:span text:style-name="T25"/></text:p>
              <text:p text:style-name="P61"><text:span text:style-name="T72">Example</text:span><text:span text:style-name="T70">:</text:span></text:p>
            </text:list-header>
          </text:list>
          <text:list text:style-name="L12">
            <text:list-header>
              <text:p text:style-name="P61"><text:span text:style-name="T69">PREPOSITION</text:span><text:span text:style-name="T67">:</text:span></text:p>
              <text:p text:style-name="P61"><text:span text:style-name="T73">(After</text:span><text:span text:style-name="T67"> lunch</text:span><text:span text:style-name="T69">)</text:span><text:span text:style-name="T67"> we’ll finish building the rocket.</text:span></text:p>
            </text:list-header>
          </text:list>
          <text:list text:style-name="L1">
            <text:list-header>
              <text:p text:style-name="P61"><text:span text:style-name="T67"/></text:p>
            </text:list-header>
          </text:list>
          <text:list text:style-name="L13">
            <text:list-header>
              <text:p text:style-name="P61"><text:span text:style-name="T74">SUBORDINATING CONJUNCTION</text:span><text:span text:style-name="T67">:</text:span></text:p>
            </text:list-header>
          </text:list>
          <text:list text:style-name="L2">
            <text:list-header>
              <text:p text:style-name="P61"><text:span text:style-name="T75">After you wash the dishes</text:span><text:span text:style-name="T67">, you can make the b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55" draw:text-style-name="P12" draw:layer="layout" svg:width="8.255cm" svg:height="1.27cm" svg:x="10.791cm" svg:y="24.126cm">
            <text:list text:style-name="L1">
              <text:list-header>
                <text:p text:style-name="P11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4" presentation:class="page"/>
          <draw:custom-shape draw:style-name="gr4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Adverb_25_20Clauses" presentation:use-date-time-name="dtd1">
        <draw:custom-shape draw:style-name="gr56" draw:text-style-name="P64" draw:layer="layout" svg:width="22.86cm" svg:height="3.175cm" svg:x="1.27cm" svg:y="0.763cm">
          <text:list text:style-name="L1">
            <text:list-header>
              <text:p text:style-name="P63"><text:span text:style-name="T17">How did you do?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67" draw:layer="layout" svg:width="22.86cm" svg:height="13.418cm" svg:x="1.27cm" svg:y="3.387cm">
          <text:list text:style-name="L14">
            <text:list-header>
              <text:p xml:id="id2" text:id="id2" text:style-name="P65"><text:span text:style-name="T76"><text:s text:c="40"/></text:span><text:span text:style-name="T77">s <text:s text:c="2"/>V</text:span></text:p>
            </text:list-header>
          </text:list>
          <text:list text:style-name="L1">
            <text:list-header>
              <text:p xml:id="id1" text:id="id1" text:style-name="P65"><text:span text:style-name="T67">I liked the baby pool </text:span><text:span text:style-name="T71">until I got too big to go in it</text:span><text:span text:style-name="T67">.</text:span></text:p>
            </text:list-header>
          </text:list>
          <text:list text:style-name="L14">
            <text:list-header>
              <text:p xml:id="id4" text:id="id4" text:style-name="P65"><text:span text:style-name="T76"><text:s text:c="68"/></text:span><text:span text:style-name="T77">s <text:s text:c="8"/>V</text:span></text:p>
            </text:list-header>
          </text:list>
          <text:list text:style-name="L1">
            <text:list-header>
              <text:p xml:id="id3" text:id="id3" text:style-name="P65"><text:span text:style-name="T67">All of the children like to play </text:span><text:span text:style-name="T71">when their friends play</text:span><text:span text:style-name="T67">.</text:span></text:p>
            </text:list-header>
          </text:list>
          <text:list text:style-name="L14">
            <text:list-header>
              <text:p xml:id="id6" text:id="id6" text:style-name="P66"><text:span text:style-name="T77"><text:s text:c="21"/></text:span><text:span text:style-name="T77">S <text:s text:c="3"/>V</text:span></text:p>
            </text:list-header>
          </text:list>
          <text:list text:style-name="L1">
            <text:list-header>
              <text:p xml:id="id5" text:id="id5" text:style-name="P66"><text:span text:style-name="T71">Whatever they do</text:span><text:span text:style-name="T67">, they seem to have fun.</text:span></text:p>
            </text:list-header>
          </text:list>
          <text:list text:style-name="L14">
            <text:list-header>
              <text:p xml:id="id8" text:id="id8" text:style-name="P66"><text:span text:style-name="T76"><text:s text:c="16"/></text:span><text:span text:style-name="T77">S <text:s text:c="6"/>V</text:span></text:p>
            </text:list-header>
          </text:list>
          <text:list text:style-name="L1">
            <text:list-header>
              <text:p xml:id="id7" text:id="id7" text:style-name="P66"><text:span text:style-name="T71">Since summer is short</text:span><text:span text:style-name="T67">, I make the best of everything.</text:span></text:p>
            </text:list-header>
          </text:list>
          <text:list text:style-name="L14">
            <text:list-header>
              <text:p xml:id="id10" text:id="id10" text:style-name="P66"><text:span text:style-name="T76"><text:s text:c="20"/></text:span><text:span text:style-name="T77">S <text:s text:c="2"/>V</text:span></text:p>
            </text:list-header>
          </text:list>
          <text:list text:style-name="L1">
            <text:list-header>
              <text:p xml:id="id9" text:id="id9" text:style-name="P66"><text:span text:style-name="T71">Even though I have fun</text:span><text:span text:style-name="T67">, I do look forward to school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5cm" draw:page-number="15" presentation:class="page"/>
          <draw:custom-shape draw:style-name="gr4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Adverb_25_20Clauses" presentation:use-date-time-name="dtd1">
        <draw:custom-shape draw:style-name="gr58" draw:text-style-name="P64" draw:layer="layout" svg:width="24.977cm" svg:height="3.175cm" svg:x="0.423cm" svg:y="0.763cm">
          <text:list text:style-name="L1">
            <text:list-header>
              <text:p text:style-name="P63"><text:span text:style-name="T78">Now find the subordinating conjunctions as well</text:span><text:span text:style-name="T79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67" draw:layer="layout" svg:width="22.86cm" svg:height="12.572cm" svg:x="1.27cm" svg:y="4.445cm">
          <text:list text:style-name="L1">
            <text:list-header>
              <text:p xml:id="id11" text:id="id11" text:style-name="P65"><text:span text:style-name="T67">Some like summer because they love the weather.</text:span></text:p>
              <text:p text:style-name="P65"><text:span text:style-name="T67"/></text:p>
              <text:p xml:id="id12" text:id="id12" text:style-name="P65"><text:span text:style-name="T67">My kids love summer so that they can swim.</text:span></text:p>
              <text:p text:style-name="P65"><text:span text:style-name="T67"/></text:p>
              <text:p xml:id="id13" text:id="id13" text:style-name="P65"><text:span text:style-name="T67">If there weren’t humidity, summer would be perfect.</text:span></text:p>
              <text:p text:style-name="P65"><text:span text:style-name="T67"/></text:p>
              <text:p xml:id="id14" text:id="id14" text:style-name="P65"><text:span text:style-name="T67">I didn’t know Kansas got hot until we moved here.</text:span></text:p>
              <text:p text:style-name="P65"><text:span text:style-name="T67"/></text:p>
              <text:p xml:id="id15" text:id="id15" text:style-name="P65"><text:span text:style-name="T67">After I go outside, I like to make ice-cold lemonade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5cm" draw:page-number="16" presentation:class="page"/>
          <draw:custom-shape draw:style-name="gr4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Adverb_25_20Clauses" presentation:use-date-time-name="dtd1">
        <draw:custom-shape draw:style-name="gr60" draw:text-style-name="P64" draw:layer="layout" svg:width="24.977cm" svg:height="3.175cm" svg:x="0.423cm" svg:y="0.763cm">
          <text:list text:style-name="L1">
            <text:list-header>
              <text:p text:style-name="P63"><text:span text:style-name="T78">Got it! </text:span><text:span text:style-name="T80">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70" draw:layer="layout" svg:width="22.86cm" svg:height="13.419cm" svg:x="1.27cm" svg:y="3.598cm">
          <text:list text:style-name="L1">
            <text:list-header>
              <text:p xml:id="id17" text:id="id17" text:style-name="P68"><text:span text:style-name="T81"><text:tab/></text:span><text:span text:style-name="T81"><text:tab/></text:span><text:span text:style-name="T81"><text:tab/></text:span><text:span text:style-name="T81"><text:tab/></text:span><text:span text:style-name="T81"> <text:s text:c="6"/></text:span><text:span text:style-name="T81">S <text:s text:c="5"/>V</text:span></text:p>
              <text:p xml:id="id16" text:id="id16" text:style-name="P69"><text:span text:style-name="T67">Some like summer </text:span><text:span text:style-name="T72">because</text:span><text:span text:style-name="T71"> they love the weather</text:span><text:span text:style-name="T67">.</text:span></text:p>
              <text:p xml:id="id19" text:id="id19" text:style-name="P69"><text:span text:style-name="T67"><text:s text:c="48"/></text:span><text:span text:style-name="T81"><text:s text:c="2"/></text:span><text:span text:style-name="T81">S <text:s text:c="8"/>V</text:span></text:p>
              <text:p xml:id="id18" text:id="id18" text:style-name="P69"><text:span text:style-name="T67">My kids love summer </text:span><text:span text:style-name="T72">so that</text:span><text:span text:style-name="T71"> they can swim</text:span><text:span text:style-name="T67">.</text:span></text:p>
              <text:p xml:id="id21" text:id="id21" text:style-name="P69"><text:span text:style-name="T81"><text:s text:c="6"/></text:span><text:span text:style-name="T81">S <text:s text:c="6"/>V</text:span></text:p>
              <text:p xml:id="id20" text:id="id20" text:style-name="P69"><text:span text:style-name="T72">If</text:span><text:span text:style-name="T71"> there weren’t humidity</text:span><text:span text:style-name="T67">, summer would be perfect.</text:span></text:p>
              <text:p xml:id="id23" text:id="id23" text:style-name="P69"><text:span text:style-name="T81"><text:s text:c="62"/></text:span><text:span text:style-name="T81">S <text:s text:c="5"/>V</text:span></text:p>
              <text:p xml:id="id22" text:id="id22" text:style-name="P69"><text:span text:style-name="T67">I didn’t know Kansas got hot </text:span><text:span text:style-name="T72">until</text:span><text:span text:style-name="T71"> we moved here</text:span><text:span text:style-name="T67">.</text:span></text:p>
              <text:p xml:id="id25" text:id="id25" text:style-name="P69"><text:span text:style-name="T81"><text:s text:c="10"/></text:span><text:span text:style-name="T81">S V</text:span></text:p>
              <text:p xml:id="id24" text:id="id24" text:style-name="P69"><text:span text:style-name="T72">After</text:span><text:span text:style-name="T71"> I go outside</text:span><text:span text:style-name="T67">, I like to make ice-cold lemonade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5cm" draw:page-number="17" presentation:class="page"/>
          <draw:custom-shape draw:style-name="gr4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Adverb_25_20Clauses" presentation:use-date-time-name="dtd1">
        <draw:custom-shape draw:style-name="gr62" draw:text-style-name="P64" draw:layer="layout" svg:width="22.86cm" svg:height="3.175cm" svg:x="1.27cm" svg:y="0.763cm">
          <text:list text:style-name="L1">
            <text:list-header>
              <text:p text:style-name="P63"><text:span text:style-name="T82">Combine the following sentences using adverb clauses at the end of the sentenc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73" draw:layer="layout" svg:width="22.86cm" svg:height="12.572cm" svg:x="1.27cm" svg:y="4.445cm">
          <text:list text:style-name="L15">
            <text:list-item>
              <text:p text:style-name="P71"><text:span text:style-name="T83">We watched the robins. They raised their young in our apple tree.</text:span></text:p>
            </text:list-item>
            <text:list-item>
              <text:p text:style-name="P71"><text:span text:style-name="T83">Becky read the book. It was recommended by a friend.</text:span></text:p>
            </text:list-item>
            <text:list-item>
              <text:p text:style-name="P71"><text:span text:style-name="T83">Dad donates his suits to charity. He has worn them a year.</text:span></text:p>
            </text:list-item>
            <text:list-item>
              <text:p text:style-name="P71"><text:span text:style-name="T83">The policemen delayed the drivers. The wrecks were cleared.</text:span></text:p>
            </text:list-item>
            <text:list-item>
              <text:p text:style-name="P71"><text:span text:style-name="T83">Ann ate an apple. She studied her vocabulary.</text:span></text:p>
            </text:list-item>
          </text:list>
          <text:list text:style-name="L1">
            <text:list-header>
              <text:p text:style-name="P72"><text:span text:style-name="T8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18" presentation:class="page"/>
          <draw:custom-shape draw:style-name="gr4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pitch="variable" style:font-charset="x-symbol"/>
    <style:font-face style:name="Noto Sans CJK SC Regular2" svg:font-family="'Noto Sans CJK SC Regular'" style:font-pitch="variable" style:font-charset="x-symbol"/>
    <style:font-face style:name="Wingdings" svg:font-family="Wingdings" style:font-pitch="variable" style:font-charset="x-symbol"/>
    <style:font-face style:name="Arial1" svg:font-family="Arial" style:font-pitch="variable"/>
    <style:font-face style:name="DejaVu Sans1" svg:font-family="'DejaVu Sans'" style:font-pitch="variable"/>
    <style:font-face style:name="Noto Sans CJK SC Regular1" svg:font-family="'Noto Sans CJK SC Regular'" style:font-pitch="variable"/>
    <style:font-face style:name="Adobe Caslon Pro" svg:font-family="'Adobe Caslon Pro'" style:font-family-generic="roma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Bradley Hand ITC" svg:font-family="'Bradley Hand ITC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dverb_25_20Clauses-background" style:display-name="Adverb%20Clauses-background" style:family="presentation">
      <style:graphic-properties draw:stroke="none" draw:fill="solid" draw:fill-color="#bbe0e3" draw:textarea-horizontal-align="center" draw:textarea-vertical-align="middle" draw:shadow-color="#808080"/>
      <style:paragraph-properties fo:text-align="center"/>
    </style:style>
    <style:style style:name="Adverb_25_20Clauses-backgroundobjects" style:display-name="Adverb%20Clauses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Adverb_25_20Clauses-backgroundobjects" style:display-name="Adverb%20Clauses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font-relief="none"/>
    </style:style>
    <style:style style:name="Adverb_25_20Clauses-notes" style:display-name="Adverb%20Clauses-notes" style:family="presentation">
      <style:graphic-properties draw:stroke="none" draw:fill="none">
        <text:list-style style:name="Adverb_25_20Clauses-notes" style:display-name="Adverb%20Clause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Adverb_25_20Clauses-outline1" style:display-name="Adverb%20Clause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dverb_25_20Clauses-outline1" style:display-name="Adverb%20Clauses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verb_25_20Clauses-outline2" style:display-name="Adverb%20Clauses-outline2" style:family="presentation" style:parent-style-name="Adverb_25_20Clauses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Adverb_25_20Clauses-outline3" style:display-name="Adverb%20Clauses-outline3" style:family="presentation" style:parent-style-name="Adverb_25_20Clauses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Adverb_25_20Clauses-outline4" style:display-name="Adverb%20Clauses-outline4" style:family="presentation" style:parent-style-name="Adverb_25_20Clauses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Adverb_25_20Clauses-outline5" style:display-name="Adverb%20Clauses-outline5" style:family="presentation" style:parent-style-name="Adverb_25_20Clauses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Adverb_25_20Clauses-outline6" style:display-name="Adverb%20Clauses-outline6" style:family="presentation" style:parent-style-name="Adverb_25_20Clauses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Adverb_25_20Clauses-outline7" style:display-name="Adverb%20Clauses-outline7" style:family="presentation" style:parent-style-name="Adverb_25_20Clauses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Adverb_25_20Clauses-outline8" style:display-name="Adverb%20Clauses-outline8" style:family="presentation" style:parent-style-name="Adverb_25_20Clauses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Adverb_25_20Clauses-outline9" style:display-name="Adverb%20Clauses-outline9" style:family="presentation" style:parent-style-name="Adverb_25_20Clauses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Adverb_25_20Clauses-subtitle" style:display-name="Adverb%20Clauses-subtitle" style:family="presentation">
      <style:graphic-properties draw:stroke="none" draw:fill="none" draw:textarea-vertical-align="middle">
        <text:list-style style:name="Adverb_25_20Clauses-subtitle" style:display-name="Adverb%20Clauses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verb_25_20Clauses-title" style:display-name="Adverb%20Clauses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Adverb_25_20Clauses-title" style:display-name="Adverb%20Clause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bbe0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63cm" fo:min-width="5.427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63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Adverb_25_20Clauses-backgroundobjects">
      <style:graphic-properties draw:stroke="none" draw:fill="none" draw:fill-color="#ffffff" draw:auto-grow-height="false" draw:auto-grow-width="false" fo:min-height="1.3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dverb_25_20Clauses" style:display-name="Adverb%20Clauses" style:page-layout-name="PM1" draw:style-name="Mdp1">
      <draw:frame presentation:style-name="Adverb_25_20Clauses-title" draw:layer="backgroundobjects" svg:width="22.851cm" svg:height="3.166cm" svg:x="1.269cm" svg:y="0.763cm" presentation:class="title" presentation:placeholder="true">
        <draw:text-box/>
      </draw:frame>
      <draw:frame presentation:style-name="Adverb_25_20Clauses-outline1" draw:layer="backgroundobjects" svg:width="22.851cm" svg:height="12.563cm" svg:x="1.269cm" svg:y="4.444cm" presentation:class="outline" presentation:placeholder="true">
        <draw:text-box/>
      </draw:frame>
      <draw:custom-shape draw:style-name="Mgr3" draw:text-style-name="MP5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text-style-name="MP6" draw:layer="backgroundobjects" svg:width="5.918cm" svg:height="1.314cm" svg:x="18.203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5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Adverb_25_20Clauses-title" draw:layer="backgroundobjects" svg:width="12.691cm" svg:height="9.516cm" svg:x="3.174cm" svg:y="1.905cm" presentation:class="page"/>
        <draw:frame presentation:style-name="Adverb_25_20Clauses-notes" draw:layer="backgroundobjects" svg:width="15.231cm" svg:height="11.421cm" svg:x="1.904cm" svg:y="12.064cm" presentation:class="notes" presentation:placeholder="true">
          <draw:text-box/>
        </draw:frame>
        <draw:custom-shape draw:style-name="Mgr7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10" draw:layer="backgroundobjects" svg:width="8.246cm" svg:height="1.261cm" svg:x="10.791cm" svg:y="24.125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Adverb Clause</dc:title>
    <meta:creation-date>2019-03-27T12:20:24.317204509</meta:creation-date>
    <meta:editing-cycles>1</meta:editing-cycles>
    <meta:editing-duration>P0D</meta:editing-duration>
    <meta:generator>LibreOffice/5.1.6.2$Linux_X86_64 LibreOffice_project/10m0$Build-2</meta:generator>
    <meta:document-statistic meta:object-count="122"/>
  </office:meta>
</office:document-meta>
</file>